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0000002F4000001063AA486326BFA75E9.png" manifest:media-type="image/png"/>
  <manifest:file-entry manifest:full-path="Pictures/100002000000009400000094D7FA82AB7332F3FA.png" manifest:media-type="image/png"/>
  <manifest:file-entry manifest:full-path="Pictures/1000020000000094000000947DB86A748DA0E575.png" manifest:media-type="image/png"/>
  <manifest:file-entry manifest:full-path="Pictures/100002000000009400000094FF9C629B0A21EB6B.png" manifest:media-type="image/png"/>
  <manifest:file-entry manifest:full-path="Pictures/10000201000000B4000000B47E8E605369B4AD74.png" manifest:media-type="image/png"/>
  <manifest:file-entry manifest:full-path="Pictures/10000200000001CC000001CC95554CAA563BBDB3.png" manifest:media-type="image/png"/>
  <manifest:file-entry manifest:full-path="Pictures/100002010000018E0000018EC9DB196993F48FF8.png" manifest:media-type="image/png"/>
  <manifest:file-entry manifest:full-path="Pictures/10000200000001A50000019704DF51BFADCAB813.png" manifest:media-type="image/png"/>
  <manifest:file-entry manifest:full-path="Pictures/10000200000000940000009494BE3DF36D913358.png" manifest:media-type="image/png"/>
  <manifest:file-entry manifest:full-path="Pictures/100002000000018E0000018E9B17934BFEDEB71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alibri2" svg:font-family="Calibri"/>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宋体" svg:font-family="宋体" style:font-family-generic="system" style:font-pitch="variable"/>
  </office:font-face-decls>
  <office:automatic-styles>
    <style:style style:name="Table1" style:family="table">
      <style:table-properties style:width="17.914cm" fo:margin-left="0.175cm" fo:margin-top="0cm" fo:margin-bottom="0cm" table:align="left" style:writing-mode="lr-tb"/>
    </style:style>
    <style:style style:name="Table1.A" style:family="table-column">
      <style:table-column-properties style:column-width="8.072cm"/>
    </style:style>
    <style:style style:name="Table1.B" style:family="table-column">
      <style:table-column-properties style:column-width="9.841cm"/>
    </style:style>
    <style:style style:name="Table1.1" style:family="table-row">
      <style:table-row-properties style:min-row-height="0.039cm" fo:keep-together="auto"/>
    </style:style>
    <style:style style:name="Table1.A1" style:family="table-cell">
      <style:table-cell-properties fo:background-color="#d9d9d9" fo:padding-left="0.15cm" fo:padding-right="0.15cm" fo:padding-top="0.101cm" fo:padding-bottom="0.101cm" fo:border="0.5pt solid #000000">
        <style:background-image/>
      </style:table-cell-properties>
    </style:style>
    <style:style style:name="Table1.A2" style:family="table-cell">
      <style:table-cell-properties fo:padding-left="0.15cm" fo:padding-right="0.15cm" fo:padding-top="0.101cm" fo:padding-bottom="0.101cm" fo:border="0.5pt solid #000000"/>
    </style:style>
    <style:style style:name="Table1.B2" style:family="table-cell">
      <style:table-cell-properties fo:padding-left="0.15cm" fo:padding-right="0.15cm" fo:padding-top="0.101cm" fo:padding-bottom="0.101cm" fo:border="0.5pt solid #000000"/>
    </style:style>
    <style:style style:name="Table1.A3" style:family="table-cell">
      <style:table-cell-properties fo:padding-left="0.15cm" fo:padding-right="0.15cm" fo:padding-top="0.101cm" fo:padding-bottom="0.101cm" fo:border="0.5pt solid #000000"/>
    </style:style>
    <style:style style:name="Table1.B3" style:family="table-cell">
      <style:table-cell-properties fo:padding-left="0.15cm" fo:padding-right="0.15cm" fo:padding-top="0.101cm" fo:padding-bottom="0.101cm" fo:border="0.5pt solid #000000"/>
    </style:style>
    <style:style style:name="Table2" style:family="table">
      <style:table-properties style:width="8.707cm" fo:margin-left="0.175cm" fo:margin-top="0cm" fo:margin-bottom="0cm" table:align="left" style:writing-mode="lr-tb"/>
    </style:style>
    <style:style style:name="Table2.A" style:family="table-column">
      <style:table-column-properties style:column-width="3.307cm"/>
    </style:style>
    <style:style style:name="Table2.B" style:family="table-column">
      <style:table-column-properties style:column-width="5.398cm"/>
    </style:style>
    <style:style style:name="Table2.1" style:family="table-row">
      <style:table-row-properties style:min-row-height="0.034cm" fo:keep-together="auto"/>
    </style:style>
    <style:style style:name="Table2.A1" style:family="table-cell">
      <style:table-cell-properties fo:background-color="#d9d9d9" fo:padding-left="0.15cm" fo:padding-right="0.15cm" fo:padding-top="0.101cm" fo:padding-bottom="0.101cm" fo:border="0.5pt solid #000000">
        <style:background-image/>
      </style:table-cell-properties>
    </style:style>
    <style:style style:name="Table2.A2" style:family="table-cell">
      <style:table-cell-properties fo:padding-left="0.15cm" fo:padding-right="0.15cm" fo:padding-top="0.101cm" fo:padding-bottom="0.101cm" fo:border="0.5pt solid #000000"/>
    </style:style>
    <style:style style:name="Table2.B2" style:family="table-cell">
      <style:table-cell-properties fo:padding-left="0.15cm" fo:padding-right="0.15cm" fo:padding-top="0.101cm" fo:padding-bottom="0.101cm" fo:border="0.5pt solid #000000"/>
    </style:style>
    <style:style style:name="Table2.A3" style:family="table-cell">
      <style:table-cell-properties fo:padding-left="0.15cm" fo:padding-right="0.15cm" fo:padding-top="0.101cm" fo:padding-bottom="0.101cm" fo:border="0.5pt solid #000000"/>
    </style:style>
    <style:style style:name="Table2.B3" style:family="table-cell">
      <style:table-cell-properties fo:padding-left="0.15cm" fo:padding-right="0.15cm" fo:padding-top="0.101cm" fo:padding-bottom="0.101cm" fo:border="0.5pt solid #000000"/>
    </style:style>
    <style:style style:name="Table3" style:family="table">
      <style:table-properties style:width="14.503cm" fo:margin-left="-0.009cm" fo:margin-top="0cm" fo:margin-bottom="0cm" table:align="left" style:writing-mode="lr-tb"/>
    </style:style>
    <style:style style:name="Table3.A" style:family="table-column">
      <style:table-column-properties style:column-width="7.751cm"/>
    </style:style>
    <style:style style:name="Table3.B" style:family="table-column">
      <style:table-column-properties style:column-width="6.75cm"/>
    </style:style>
    <style:style style:name="Table3.1" style:family="table-row">
      <style:table-row-properties style:min-row-height="0.064cm" fo:keep-together="auto"/>
    </style:style>
    <style:style style:name="Table3.A1" style:family="table-cell">
      <style:table-cell-properties fo:background-color="#d9d9d9" fo:padding-left="0.15cm" fo:padding-right="0.15cm" fo:padding-top="0.101cm" fo:padding-bottom="0.101cm" fo:border="0.5pt solid #000000">
        <style:background-image/>
      </style:table-cell-properties>
    </style:style>
    <style:style style:name="Table3.A2" style:family="table-cell">
      <style:table-cell-properties fo:padding-left="0.15cm" fo:padding-right="0.15cm" fo:padding-top="0.101cm" fo:padding-bottom="0.101cm" fo:border="0.5pt solid #000000"/>
    </style:style>
    <style:style style:name="Table3.B2" style:family="table-cell">
      <style:table-cell-properties fo:padding-left="0.15cm" fo:padding-right="0.15cm" fo:padding-top="0.101cm" fo:padding-bottom="0.101cm" fo:border="0.5pt solid #000000"/>
    </style:style>
    <style:style style:name="Table3.A3" style:family="table-cell">
      <style:table-cell-properties fo:padding-left="0.15cm" fo:padding-right="0.15cm" fo:padding-top="0.101cm" fo:padding-bottom="0.101cm" fo:border="0.5pt solid #000000"/>
    </style:style>
    <style:style style:name="Table3.B3" style:family="table-cell">
      <style:table-cell-properties fo:padding-left="0.15cm" fo:padding-right="0.15cm" fo:padding-top="0.101cm" fo:padding-bottom="0.101cm" fo:border="0.5pt solid #000000"/>
    </style:style>
    <style:style style:name="Table4" style:family="table">
      <style:table-properties style:width="10.319cm" fo:margin-left="-0.009cm" fo:margin-top="0cm" fo:margin-bottom="0cm" table:align="left" style:writing-mode="lr-tb"/>
    </style:style>
    <style:style style:name="Table4.A" style:family="table-column">
      <style:table-column-properties style:column-width="7.938cm"/>
    </style:style>
    <style:style style:name="Table4.B" style:family="table-column">
      <style:table-column-properties style:column-width="2.379cm"/>
    </style:style>
    <style:style style:name="Table4.1" style:family="table-row">
      <style:table-row-properties style:min-row-height="0.064cm" fo:keep-together="auto"/>
    </style:style>
    <style:style style:name="Table4.A1" style:family="table-cell">
      <style:table-cell-properties fo:background-color="#d9d9d9" fo:padding-left="0.15cm" fo:padding-right="0.15cm" fo:padding-top="0.101cm" fo:padding-bottom="0.101cm" fo:border="0.5pt solid #000000">
        <style:background-image/>
      </style:table-cell-properties>
    </style:style>
    <style:style style:name="Table4.A2" style:family="table-cell">
      <style:table-cell-properties fo:padding-left="0.15cm" fo:padding-right="0.15cm" fo:padding-top="0.101cm" fo:padding-bottom="0.101cm" fo:border="0.5pt solid #000000"/>
    </style:style>
    <style:style style:name="Table4.B2" style:family="table-cell">
      <style:table-cell-properties fo:padding-left="0.15cm" fo:padding-right="0.15cm" fo:padding-top="0.101cm" fo:padding-bottom="0.101cm" fo:border="0.5pt solid #000000"/>
    </style:style>
    <style:style style:name="Table4.A3" style:family="table-cell">
      <style:table-cell-properties fo:padding-left="0.15cm" fo:padding-right="0.15cm" fo:padding-top="0.101cm" fo:padding-bottom="0.101cm" fo:border="0.5pt solid #000000"/>
    </style:style>
    <style:style style:name="Table4.B3" style:family="table-cell">
      <style:table-cell-properties fo:padding-left="0.15cm" fo:padding-right="0.15cm" fo:padding-top="0.101cm" fo:padding-bottom="0.101cm" fo:border="0.5pt solid #000000"/>
    </style:style>
    <style:style style:name="Table5" style:family="table">
      <style:table-properties style:width="4.233cm" fo:margin-left="-0.009cm" fo:margin-top="0cm" fo:margin-bottom="0cm" table:align="left" style:writing-mode="lr-tb"/>
    </style:style>
    <style:style style:name="Table5.A" style:family="table-column">
      <style:table-column-properties style:column-width="2.48cm"/>
    </style:style>
    <style:style style:name="Table5.B" style:family="table-column">
      <style:table-column-properties style:column-width="1.752cm"/>
    </style:style>
    <style:style style:name="Table5.1" style:family="table-row">
      <style:table-row-properties style:min-row-height="0.039cm" fo:keep-together="auto"/>
    </style:style>
    <style:style style:name="Table5.A1" style:family="table-cell">
      <style:table-cell-properties fo:background-color="#d9d9d9" fo:padding-left="0.15cm" fo:padding-right="0.15cm" fo:padding-top="0.101cm" fo:padding-bottom="0.101cm" fo:border="0.5pt solid #000000">
        <style:background-image/>
      </style:table-cell-properties>
    </style:style>
    <style:style style:name="Table5.A2" style:family="table-cell">
      <style:table-cell-properties fo:padding-left="0.15cm" fo:padding-right="0.15cm" fo:padding-top="0.101cm" fo:padding-bottom="0.101cm" fo:border="0.5pt solid #000000"/>
    </style:style>
    <style:style style:name="Table5.B2" style:family="table-cell">
      <style:table-cell-properties fo:padding-left="0.15cm" fo:padding-right="0.15cm" fo:padding-top="0.101cm" fo:padding-bottom="0.101cm" fo:border="0.5pt solid #000000"/>
    </style:style>
    <style:style style:name="Table6" style:family="table">
      <style:table-properties style:width="5.398cm" fo:margin-left="-0.009cm" fo:margin-top="0cm" fo:margin-bottom="0cm" table:align="left" style:writing-mode="lr-tb"/>
    </style:style>
    <style:style style:name="Table6.A" style:family="table-column">
      <style:table-column-properties style:column-width="3.251cm"/>
    </style:style>
    <style:style style:name="Table6.B" style:family="table-column">
      <style:table-column-properties style:column-width="2.145cm"/>
    </style:style>
    <style:style style:name="Table6.1" style:family="table-row">
      <style:table-row-properties style:min-row-height="0.039cm" fo:keep-together="auto"/>
    </style:style>
    <style:style style:name="Table6.A1" style:family="table-cell">
      <style:table-cell-properties fo:background-color="#d9d9d9" fo:padding-left="0.15cm" fo:padding-right="0.15cm" fo:padding-top="0.101cm" fo:padding-bottom="0.101cm" fo:border="0.5pt solid #000000">
        <style:background-image/>
      </style:table-cell-properties>
    </style:style>
    <style:style style:name="Table6.A2" style:family="table-cell">
      <style:table-cell-properties fo:padding-left="0.15cm" fo:padding-right="0.15cm" fo:padding-top="0.101cm" fo:padding-bottom="0.101cm" fo:border="0.5pt solid #000000"/>
    </style:style>
    <style:style style:name="Table6.B2" style:family="table-cell">
      <style:table-cell-properties fo:padding-left="0.15cm" fo:padding-right="0.15cm" fo:padding-top="0.101cm" fo:padding-bottom="0.101cm" fo:border="0.5pt solid #000000"/>
    </style:style>
    <style:style style:name="Table6.A3" style:family="table-cell">
      <style:table-cell-properties fo:padding-left="0.15cm" fo:padding-right="0.15cm" fo:padding-top="0.101cm" fo:padding-bottom="0.101cm" fo:border="0.5pt solid #000000"/>
    </style:style>
    <style:style style:name="Table6.B3" style:family="table-cell">
      <style:table-cell-properties style:vertical-align="middle" fo:padding-left="0.15cm" fo:padding-right="0.15cm" fo:padding-top="0.101cm" fo:padding-bottom="0.101cm" fo:border="0.5pt solid #000000"/>
    </style:style>
    <style:style style:name="Table6.A4" style:family="table-cell">
      <style:table-cell-properties fo:padding-left="0.15cm" fo:padding-right="0.15cm" fo:padding-top="0.101cm" fo:padding-bottom="0.101cm" fo:border="0.5pt solid #000000"/>
    </style:style>
    <style:style style:name="Table7" style:family="table">
      <style:table-properties style:width="17.914cm" fo:margin-left="0.175cm" fo:margin-top="0cm" fo:margin-bottom="0cm" table:align="left" style:writing-mode="lr-tb"/>
    </style:style>
    <style:style style:name="Table7.A" style:family="table-column">
      <style:table-column-properties style:column-width="8.072cm"/>
    </style:style>
    <style:style style:name="Table7.B" style:family="table-column">
      <style:table-column-properties style:column-width="9.841cm"/>
    </style:style>
    <style:style style:name="Table7.1" style:family="table-row">
      <style:table-row-properties style:min-row-height="0.039cm" fo:keep-together="auto"/>
    </style:style>
    <style:style style:name="Table7.A1" style:family="table-cell">
      <style:table-cell-properties fo:background-color="#d9d9d9" fo:padding-left="0.15cm" fo:padding-right="0.15cm" fo:padding-top="0.101cm" fo:padding-bottom="0.101cm" fo:border="0.5pt solid #000000">
        <style:background-image/>
      </style:table-cell-properties>
    </style:style>
    <style:style style:name="Table7.A2" style:family="table-cell">
      <style:table-cell-properties fo:padding-left="0.15cm" fo:padding-right="0.15cm" fo:padding-top="0.101cm" fo:padding-bottom="0.101cm" fo:border="0.5pt solid #000000"/>
    </style:style>
    <style:style style:name="Table7.B2" style:family="table-cell">
      <style:table-cell-properties fo:padding-left="0.15cm" fo:padding-right="0.15cm" fo:padding-top="0.101cm" fo:padding-bottom="0.101cm" fo:border="0.5pt solid #000000"/>
    </style:style>
    <style:style style:name="Table7.A3" style:family="table-cell">
      <style:table-cell-properties fo:padding-left="0.15cm" fo:padding-right="0.15cm" fo:padding-top="0.101cm" fo:padding-bottom="0.101cm" fo:border="0.5pt solid #000000"/>
    </style:style>
    <style:style style:name="Table7.B3" style:family="table-cell">
      <style:table-cell-properties fo:padding-left="0.15cm" fo:padding-right="0.15cm" fo:padding-top="0.101cm" fo:padding-bottom="0.101cm" fo:border="0.5pt solid #000000"/>
    </style:style>
    <style:style style:name="Table8" style:family="table">
      <style:table-properties style:width="18.219cm" fo:margin-left="-0.009cm" fo:margin-top="0cm" fo:margin-bottom="0cm" table:align="left" style:writing-mode="lr-tb"/>
    </style:style>
    <style:style style:name="Table8.A" style:family="table-column">
      <style:table-column-properties style:column-width="3.373cm"/>
    </style:style>
    <style:style style:name="Table8.B" style:family="table-column">
      <style:table-column-properties style:column-width="7.939cm"/>
    </style:style>
    <style:style style:name="Table8.C" style:family="table-column">
      <style:table-column-properties style:column-width="6.907cm"/>
    </style:style>
    <style:style style:name="Table8.1" style:family="table-row">
      <style:table-row-properties fo:keep-together="auto"/>
    </style:style>
    <style:style style:name="Table8.A1" style:family="table-cell">
      <style:table-cell-properties fo:background-color="#d9d9d9" fo:padding-left="0.191cm" fo:padding-right="0.191cm" fo:padding-top="0cm" fo:padding-bottom="0cm" fo:border="0.5pt solid #000000">
        <style:background-image/>
      </style:table-cell-properties>
    </style:style>
    <style:style style:name="Table8.A2" style:family="table-cell">
      <style:table-cell-properties fo:padding-left="0.191cm" fo:padding-right="0.191cm" fo:padding-top="0cm" fo:padding-bottom="0cm" fo:border="0.5pt solid #000000"/>
    </style:style>
    <style:style style:name="Table8.B2" style:family="table-cell">
      <style:table-cell-properties fo:padding-left="0.191cm" fo:padding-right="0.191cm" fo:padding-top="0cm" fo:padding-bottom="0cm" fo:border="0.5pt solid #000000"/>
    </style:style>
    <style:style style:name="Table8.C2" style:family="table-cell">
      <style:table-cell-properties fo:padding-left="0.191cm" fo:padding-right="0.191cm" fo:padding-top="0cm" fo:padding-bottom="0cm" fo:border="0.5pt solid #000000"/>
    </style:style>
    <style:style style:name="Table8.A3" style:family="table-cell">
      <style:table-cell-properties fo:padding-left="0.191cm" fo:padding-right="0.191cm" fo:padding-top="0cm" fo:padding-bottom="0cm" fo:border="0.5pt solid #000000"/>
    </style:style>
    <style:style style:name="Table8.B3" style:family="table-cell">
      <style:table-cell-properties fo:padding-left="0.191cm" fo:padding-right="0.191cm" fo:padding-top="0cm" fo:padding-bottom="0cm" fo:border="0.5pt solid #000000"/>
    </style:style>
    <style:style style:name="Table8.C3" style:family="table-cell">
      <style:table-cell-properties fo:padding-left="0.191cm" fo:padding-right="0.191cm" fo:padding-top="0cm" fo:padding-bottom="0cm" fo:border="0.5pt solid #000000"/>
    </style:style>
    <style:style style:name="Table9" style:family="table">
      <style:table-properties style:width="18.219cm" fo:margin-left="-0.009cm" fo:margin-top="0cm" fo:margin-bottom="0cm" table:align="left" style:writing-mode="lr-tb"/>
    </style:style>
    <style:style style:name="Table9.A" style:family="table-column">
      <style:table-column-properties style:column-width="4.427cm"/>
    </style:style>
    <style:style style:name="Table9.B" style:family="table-column">
      <style:table-column-properties style:column-width="7.862cm"/>
    </style:style>
    <style:style style:name="Table9.C" style:family="table-column">
      <style:table-column-properties style:column-width="5.93cm"/>
    </style:style>
    <style:style style:name="Table9.1" style:family="table-row">
      <style:table-row-properties fo:keep-together="auto"/>
    </style:style>
    <style:style style:name="Table9.A1" style:family="table-cell">
      <style:table-cell-properties fo:background-color="#d9d9d9" fo:padding-left="0.191cm" fo:padding-right="0.191cm" fo:padding-top="0cm" fo:padding-bottom="0cm" fo:border="0.5pt solid #000000">
        <style:background-image/>
      </style:table-cell-properties>
    </style:style>
    <style:style style:name="Table9.A2" style:family="table-cell">
      <style:table-cell-properties fo:padding-left="0.191cm" fo:padding-right="0.191cm" fo:padding-top="0cm" fo:padding-bottom="0cm" fo:border="0.5pt solid #000000"/>
    </style:style>
    <style:style style:name="Table9.B2" style:family="table-cell">
      <style:table-cell-properties fo:padding-left="0.191cm" fo:padding-right="0.191cm" fo:padding-top="0cm" fo:padding-bottom="0cm" fo:border="0.5pt solid #000000"/>
    </style:style>
    <style:style style:name="Table9.C2" style:family="table-cell">
      <style:table-cell-properties fo:padding-left="0.191cm" fo:padding-right="0.191cm" fo:padding-top="0cm" fo:padding-bottom="0cm" fo:border="0.5pt solid #000000"/>
    </style:style>
    <style:style style:name="Table9.A3" style:family="table-cell">
      <style:table-cell-properties fo:padding-left="0.191cm" fo:padding-right="0.191cm" fo:padding-top="0cm" fo:padding-bottom="0cm" fo:border="0.5pt solid #000000"/>
    </style:style>
    <style:style style:name="Table9.B3" style:family="table-cell">
      <style:table-cell-properties fo:padding-left="0.191cm" fo:padding-right="0.191cm" fo:padding-top="0cm" fo:padding-bottom="0cm" fo:border="0.5pt solid #000000"/>
    </style:style>
    <style:style style:name="Table9.C3" style:family="table-cell">
      <style:table-cell-properties fo:padding-left="0.191cm" fo:padding-right="0.191cm" fo:padding-top="0cm" fo:padding-bottom="0cm" fo:border="0.5pt solid #000000"/>
    </style:style>
    <style:style style:name="Table9.A4" style:family="table-cell">
      <style:table-cell-properties fo:padding-left="0.191cm" fo:padding-right="0.191cm" fo:padding-top="0cm" fo:padding-bottom="0cm" fo:border="0.5pt solid #000000"/>
    </style:style>
    <style:style style:name="Table9.B4" style:family="table-cell">
      <style:table-cell-properties fo:padding-left="0.191cm" fo:padding-right="0.191cm" fo:padding-top="0cm" fo:padding-bottom="0cm" fo:border="0.5pt solid #000000"/>
    </style:style>
    <style:style style:name="Table9.C4" style:family="table-cell">
      <style:table-cell-properties fo:padding-left="0.191cm" fo:padding-right="0.191cm" fo:padding-top="0cm" fo:padding-bottom="0cm" fo:border="0.5pt solid #000000"/>
    </style:style>
    <style:style style:name="Table10" style:family="table">
      <style:table-properties style:width="19.262cm" fo:margin-left="-0.009cm" fo:margin-top="0cm" fo:margin-bottom="0cm" table:align="left" style:writing-mode="lr-tb"/>
    </style:style>
    <style:style style:name="Table10.A" style:family="table-column">
      <style:table-column-properties style:column-width="4.501cm"/>
    </style:style>
    <style:style style:name="Table10.B" style:family="table-column">
      <style:table-column-properties style:column-width="4.494cm"/>
    </style:style>
    <style:style style:name="Table10.C" style:family="table-column">
      <style:table-column-properties style:column-width="10.266cm"/>
    </style:style>
    <style:style style:name="Table10.1" style:family="table-row">
      <style:table-row-properties style:min-row-height="0.039cm" fo:keep-together="auto"/>
    </style:style>
    <style:style style:name="Table10.A1" style:family="table-cell">
      <style:table-cell-properties fo:background-color="#d9d9d9" fo:padding-left="0.15cm" fo:padding-right="0.15cm" fo:padding-top="0.101cm" fo:padding-bottom="0.101cm" fo:border="0.5pt solid #000000">
        <style:background-image/>
      </style:table-cell-properties>
    </style:style>
    <style:style style:name="Table10.2" style:family="table-row">
      <style:table-row-properties style:min-row-height="1.104cm" fo:keep-together="auto"/>
    </style:style>
    <style:style style:name="Table10.A2" style:family="table-cell">
      <style:table-cell-properties fo:padding-left="0.15cm" fo:padding-right="0.15cm" fo:padding-top="0.101cm" fo:padding-bottom="0.101cm" fo:border="0.5pt solid #000000"/>
    </style:style>
    <style:style style:name="Table10.B2" style:family="table-cell">
      <style:table-cell-properties fo:padding-left="0.15cm" fo:padding-right="0.15cm" fo:padding-top="0.101cm" fo:padding-bottom="0.101cm" fo:border="0.5pt solid #000000"/>
    </style:style>
    <style:style style:name="Table10.C2" style:family="table-cell">
      <style:table-cell-properties fo:padding-left="0.15cm" fo:padding-right="0.15cm" fo:padding-top="0.101cm" fo:padding-bottom="0.101cm" fo:border="0.5pt solid #000000"/>
    </style:style>
    <style:style style:name="Table10.A3" style:family="table-cell">
      <style:table-cell-properties fo:padding-left="0.15cm" fo:padding-right="0.15cm" fo:padding-top="0.101cm" fo:padding-bottom="0.101cm" fo:border="0.5pt solid #000000"/>
    </style:style>
    <style:style style:name="Table10.B3" style:family="table-cell">
      <style:table-cell-properties fo:padding-left="0.15cm" fo:padding-right="0.15cm" fo:padding-top="0.101cm" fo:padding-bottom="0.101cm" fo:border="0.5pt solid #000000"/>
    </style:style>
    <style:style style:name="Table10.C3" style:family="table-cell">
      <style:table-cell-properties fo:padding-left="0.15cm" fo:padding-right="0.15cm" fo:padding-top="0.101cm" fo:padding-bottom="0.101cm" fo:border="0.5pt solid #000000"/>
    </style:style>
    <style:style style:name="Table10.A4" style:family="table-cell">
      <style:table-cell-properties fo:padding-left="0.15cm" fo:padding-right="0.15cm" fo:padding-top="0.101cm" fo:padding-bottom="0.101cm" fo:border="0.5pt solid #000000"/>
    </style:style>
    <style:style style:name="Table10.B4" style:family="table-cell">
      <style:table-cell-properties fo:padding-left="0.15cm" fo:padding-right="0.15cm" fo:padding-top="0.101cm" fo:padding-bottom="0.101cm" fo:border="0.5pt solid #000000"/>
    </style:style>
    <style:style style:name="Table10.C4" style:family="table-cell">
      <style:table-cell-properties fo:padding-left="0.15cm" fo:padding-right="0.15cm" fo:padding-top="0.101cm" fo:padding-bottom="0.101cm" fo:border="0.5pt solid #000000"/>
    </style:style>
    <style:style style:name="P1" style:family="paragraph" style:parent-style-name="Code">
      <style:paragraph-properties fo:margin-top="0.141cm" fo:margin-bottom="0cm" loext:contextual-spacing="false"/>
    </style:style>
    <style:style style:name="P2" style:family="paragraph" style:parent-style-name="Code">
      <style:paragraph-properties fo:margin-top="0.141cm" fo:margin-bottom="0cm" loext:contextual-spacing="false" fo:line-height="100%"/>
      <style:text-properties fo:font-weight="normal" style:font-weight-asian="normal"/>
    </style:style>
    <style:style style:name="P3" style:family="paragraph" style:parent-style-name="Code">
      <style:paragraph-properties fo:margin-top="0.141cm" fo:margin-bottom="0cm" loext:contextual-spacing="false" fo:line-height="100%"/>
    </style:style>
    <style:style style:name="P4" style:family="paragraph" style:parent-style-name="Code">
      <style:paragraph-properties fo:margin-top="0.141cm" fo:margin-bottom="0cm" loext:contextual-spacing="false"/>
      <style:text-properties fo:language="bg" fo:country="BG" fo:font-weight="normal" style:font-weight-asian="normal"/>
    </style:style>
    <style:style style:name="P5" style:family="paragraph" style:parent-style-name="Code">
      <style:paragraph-properties fo:margin-top="0.141cm" fo:margin-bottom="0cm" loext:contextual-spacing="false" fo:line-height="100%"/>
      <style:text-properties fo:language="bg" fo:country="BG" fo:font-weight="normal" style:font-weight-asian="normal"/>
    </style:style>
    <style:style style:name="P6" style:family="paragraph" style:parent-style-name="Code">
      <style:paragraph-properties fo:margin-top="0.141cm" fo:margin-bottom="0cm" loext:contextual-spacing="false"/>
      <style:text-properties fo:language="bg" fo:country="BG" style:font-weight-complex="bold"/>
    </style:style>
    <style:style style:name="P7" style:family="paragraph" style:parent-style-name="Code">
      <style:paragraph-properties fo:margin-top="0.141cm" fo:margin-bottom="0cm" loext:contextual-spacing="false"/>
      <style:text-properties style:font-weight-complex="bold"/>
    </style:style>
    <style:style style:name="P8" style:family="paragraph" style:parent-style-name="Frame_20_contents">
      <style:paragraph-properties fo:margin-top="0cm" fo:margin-bottom="0cm" loext:contextual-spacing="false" fo:line-height="100%"/>
      <style:text-properties fo:color="#000000"/>
    </style:style>
    <style:style style:name="P9" style:family="paragraph" style:parent-style-name="Frame_20_contents">
      <style:paragraph-properties fo:margin-top="0.071cm" fo:margin-bottom="0.176cm" loext:contextual-spacing="false" fo:line-height="100%"/>
    </style:style>
    <style:style style:name="P10" style:family="paragraph" style:parent-style-name="Frame_20_contents">
      <style:paragraph-properties fo:margin-left="1cm" fo:margin-right="0cm" fo:line-height="100%" fo:text-indent="0.501cm" style:auto-text-indent="false"/>
    </style:style>
    <style:style style:name="P11" style:family="paragraph" style:parent-style-name="Frame_20_contents">
      <style:paragraph-properties fo:margin-top="0.141cm" fo:margin-bottom="0cm" loext:contextual-spacing="false" fo:line-height="100%" fo:text-align="end" style:justify-single-word="false"/>
      <style:text-properties fo:color="#000000"/>
    </style:style>
    <style:style style:name="P12" style:family="paragraph" style:parent-style-name="Header">
      <style:paragraph-properties fo:margin-left="0cm" fo:margin-right="0cm" fo:text-indent="-2cm" style:auto-text-indent="false"/>
    </style:style>
    <style:style style:name="P13" style:family="paragraph" style:parent-style-name="Heading_20_2" style:list-style-name="WWNum1"/>
    <style:style style:name="P14" style:family="paragraph" style:parent-style-name="Heading_20_2" style:list-style-name="">
      <style:paragraph-properties fo:margin-left="0cm" fo:margin-right="0cm" fo:text-indent="0cm" style:auto-text-indent="false"/>
    </style:style>
    <style:style style:name="P15" style:family="paragraph" style:parent-style-name="Heading_20_2" style:list-style-name="">
      <style:paragraph-properties fo:margin-left="0cm" fo:margin-right="0cm" fo:text-align="justify" style:justify-single-word="false" fo:text-indent="0cm" style:auto-text-indent="false"/>
    </style:style>
    <style:style style:name="P16" style:family="paragraph" style:parent-style-name="Heading_20_2" style:list-style-name="WWNum20">
      <style:paragraph-properties fo:margin-top="0.212cm" fo:margin-bottom="0.141cm" loext:contextual-spacing="false">
        <style:tab-stops>
          <style:tab-stop style:position="3.251cm"/>
        </style:tab-stops>
      </style:paragraph-properties>
    </style:style>
    <style:style style:name="P17" style:family="paragraph" style:parent-style-name="Heading_20_2" style:list-style-name="">
      <style:paragraph-properties fo:margin-left="0.635cm" fo:margin-right="0cm" fo:text-indent="-0.635cm" style:auto-text-indent="false"/>
    </style:style>
    <style:style style:name="P18" style:family="paragraph" style:parent-style-name="Heading_20_2" style:list-style-name="">
      <style:paragraph-properties fo:margin-left="0.635cm" fo:margin-right="0cm" fo:text-indent="0cm" style:auto-text-indent="false"/>
    </style:style>
    <style:style style:name="P19" style:family="paragraph" style:parent-style-name="Heading_20_3">
      <style:paragraph-properties>
        <style:tab-stops>
          <style:tab-stop style:position="4.355cm"/>
        </style:tab-stops>
      </style:paragraph-properties>
    </style:style>
    <style:style style:name="P20" style:family="paragraph" style:parent-style-name="Heading_20_3">
      <style:paragraph-properties>
        <style:tab-stops>
          <style:tab-stop style:position="4.602cm"/>
        </style:tab-stops>
      </style:paragraph-properties>
    </style:style>
    <style:style style:name="P21" style:family="paragraph" style:parent-style-name="Heading_20_3">
      <style:paragraph-properties fo:margin-top="0cm" fo:margin-bottom="0.071cm" loext:contextual-spacing="false" fo:text-align="justify" style:justify-single-word="false"/>
    </style:style>
    <style:style style:name="P22" style:family="paragraph" style:parent-style-name="List_20_Paragraph" style:list-style-name="WWNum5">
      <style:paragraph-properties fo:text-align="justify" style:justify-single-word="false"/>
    </style:style>
    <style:style style:name="P23" style:family="paragraph" style:parent-style-name="List_20_Paragraph" style:list-style-name="WWNum6">
      <style:paragraph-properties fo:text-align="justify" style:justify-single-word="false"/>
    </style:style>
    <style:style style:name="P24" style:family="paragraph" style:parent-style-name="List_20_Paragraph" style:list-style-name="WWNum7">
      <style:paragraph-properties fo:text-align="justify" style:justify-single-word="false"/>
    </style:style>
    <style:style style:name="P25" style:family="paragraph" style:parent-style-name="List_20_Paragraph" style:list-style-name="WWNum8">
      <style:paragraph-properties fo:text-align="justify" style:justify-single-word="false"/>
    </style:style>
    <style:style style:name="P26" style:family="paragraph" style:parent-style-name="List_20_Paragraph" style:list-style-name="WWNum16">
      <style:paragraph-properties fo:text-align="justify" style:justify-single-word="false"/>
    </style:style>
    <style:style style:name="P27" style:family="paragraph" style:parent-style-name="List_20_Paragraph" style:list-style-name="WWNum17">
      <style:paragraph-properties fo:text-align="justify" style:justify-single-word="false"/>
    </style:style>
    <style:style style:name="P28" style:family="paragraph" style:parent-style-name="List_20_Paragraph" style:list-style-name="WWNum18">
      <style:paragraph-properties fo:text-align="justify" style:justify-single-word="false"/>
    </style:style>
    <style:style style:name="P29" style:family="paragraph" style:parent-style-name="List_20_Paragraph" style:list-style-name="WWNum21"/>
    <style:style style:name="P30" style:family="paragraph" style:parent-style-name="List_20_Paragraph" style:list-style-name="WWNum3"/>
    <style:style style:name="P31" style:family="paragraph" style:parent-style-name="List_20_Paragraph" style:list-style-name="WWNum9"/>
    <style:style style:name="P32" style:family="paragraph" style:parent-style-name="List_20_Paragraph" style:list-style-name="WWNum10"/>
    <style:style style:name="P33" style:family="paragraph" style:parent-style-name="List_20_Paragraph" style:list-style-name="WWNum11"/>
    <style:style style:name="P34" style:family="paragraph" style:parent-style-name="List_20_Paragraph" style:list-style-name="WWNum19"/>
    <style:style style:name="P35" style:family="paragraph" style:parent-style-name="List_20_Paragraph" style:list-style-name="WWNum12"/>
    <style:style style:name="P36" style:family="paragraph" style:parent-style-name="List_20_Paragraph" style:list-style-name="WWNum13"/>
    <style:style style:name="P37" style:family="paragraph" style:parent-style-name="List_20_Paragraph" style:list-style-name="WWNum14"/>
    <style:style style:name="P38" style:family="paragraph" style:parent-style-name="List_20_Paragraph" style:list-style-name="WWNum15"/>
    <style:style style:name="P39" style:family="paragraph" style:parent-style-name="Standard" style:list-style-name="WWNum4"/>
    <style:style style:name="P40" style:family="paragraph" style:parent-style-name="Standard" style:list-style-name="WWNum3"/>
    <style:style style:name="P41" style:family="paragraph" style:parent-style-name="Standard">
      <style:paragraph-properties fo:text-align="justify" style:justify-single-word="false"/>
    </style:style>
    <style:style style:name="P42" style:family="paragraph" style:parent-style-name="Standard">
      <style:text-properties fo:language="bg" fo:country="BG"/>
    </style:style>
    <style:style style:name="P43" style:family="paragraph" style:parent-style-name="Standard">
      <style:paragraph-properties fo:line-height="100%" fo:text-align="center" style:justify-single-word="false"/>
    </style:style>
    <style:style style:name="P44" style:family="paragraph" style:parent-style-name="Standard">
      <style:paragraph-properties fo:line-height="100%" fo:text-align="justify" style:justify-single-word="false"/>
    </style:style>
    <style:style style:name="P45" style:family="paragraph" style:parent-style-name="Standard">
      <style:paragraph-properties fo:margin-top="0cm" fo:margin-bottom="0cm" loext:contextual-spacing="false" fo:line-height="100%" fo:text-align="center" style:justify-single-word="false"/>
    </style:style>
    <style:style style:name="P46" style:family="paragraph" style:parent-style-name="Standard">
      <style:paragraph-properties fo:margin-top="0.141cm" fo:margin-bottom="0cm" loext:contextual-spacing="false" fo:line-height="100%"/>
    </style:style>
    <style:style style:name="P47" style:family="paragraph" style:parent-style-name="Standard">
      <style:paragraph-properties fo:margin-top="0.141cm" fo:margin-bottom="0cm" loext:contextual-spacing="false" fo:line-height="100%" fo:text-align="justify" style:justify-single-word="false"/>
    </style:style>
    <style:style style:name="P48" style:family="paragraph" style:parent-style-name="Standard">
      <style:paragraph-properties fo:margin-top="0.141cm" fo:margin-bottom="0cm" loext:contextual-spacing="false" fo:line-height="100%" fo:text-align="justify" style:justify-single-word="false"/>
      <style:text-properties style:font-name="Consolas" fo:font-size="10.5pt" style:font-name-asian="Calibri1" style:font-size-asian="10.5pt" style:font-name-complex="Consolas1" style:font-size-complex="10.5pt"/>
    </style:style>
    <style:style style:name="P49" style:family="paragraph" style:parent-style-name="Standard" style:master-page-name="Standard">
      <style:paragraph-properties fo:text-align="center" style:justify-single-word="false" style:page-number="auto"/>
    </style:style>
    <style:style style:name="P50" style:family="paragraph">
      <loext:graphic-properties draw:fill="none"/>
      <style:paragraph-properties fo:text-align="start"/>
      <style:text-properties fo:color="#000000" fo:font-size="18pt"/>
    </style:style>
    <style:style style:name="P51" style:family="paragraph">
      <loext:graphic-properties draw:fill="none"/>
      <style:paragraph-properties fo:text-align="start"/>
      <style:text-properties fo:font-size="18pt"/>
    </style:style>
    <style:style style:name="T1" style:family="text">
      <style:text-properties fo:color="#642d08" fo:font-size="20pt" fo:font-weight="bold" style:font-name-asian="宋体" style:font-size-asian="20pt" style:font-weight-asian="bold" style:font-name-complex="Times New Roman1" style:font-size-complex="16pt"/>
    </style:style>
    <style:style style:name="T2" style:family="text">
      <style:text-properties fo:color="#642d08" fo:font-size="20pt" fo:language="bg" fo:country="BG" fo:font-weight="bold" style:font-name-asian="宋体" style:font-size-asian="20pt" style:font-weight-asian="bold" style:font-name-complex="Times New Roman1" style:font-size-complex="16pt"/>
    </style:style>
    <style:style style:name="T3" style:family="text">
      <style:text-properties fo:language="bg" fo:country="BG"/>
    </style:style>
    <style:style style:name="T4" style:family="text">
      <style:text-properties fo:language="bg" fo:country="BG" style:font-name-asian="MS Mincho" style:language-asian="ja" style:country-asian="JP"/>
    </style:style>
    <style:style style:name="T5" style:family="text">
      <style:text-properties fo:language="bg" fo:country="BG" fo:font-weight="bold" style:font-weight-asian="bold"/>
    </style:style>
    <style:style style:name="T6" style:family="text">
      <style:text-properties fo:language="bg" fo:country="BG" fo:font-style="italic" style:font-style-asian="italic" style:font-style-complex="italic"/>
    </style:style>
    <style:style style:name="T7" style:family="text">
      <style:text-properties fo:language="bg" fo:country="BG" fo:font-weight="normal" style:font-weight-asian="normal"/>
    </style:style>
    <style:style style:name="T8" style:family="text">
      <style:text-properties fo:language="bg" fo:country="BG" fo:font-weight="normal" style:font-weight-asian="normal" style:font-weight-complex="bold"/>
    </style:style>
    <style:style style:name="T9" style:family="text">
      <style:text-properties fo:language="bg" fo:country="BG" style:font-weight-complex="bold"/>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style:font-weight-asian="bold" style:font-name-complex="Calibri1"/>
    </style:style>
    <style:style style:name="T13" style:family="text">
      <style:text-properties fo:font-weight="bold" style:font-weight-asian="bold" style:font-name-complex="Calibri1"/>
    </style:style>
    <style:style style:name="T14" style:family="text">
      <style:text-properties fo:font-weight="bold" style:font-name-asian="Calibri1" style:font-weight-asian="bold" style:font-name-complex="Calibri1" style:font-weight-complex="bold"/>
    </style:style>
    <style:style style:name="T15" style:family="text">
      <style:text-properties fo:font-weight="bold" style:font-name-asian="MS Mincho" style:language-asian="ja" style:country-asian="JP" style:font-weight-asian="bold"/>
    </style:style>
    <style:style style:name="T16" style:family="text">
      <style:text-properties style:font-name-asian="MS Mincho" style:language-asian="ja" style:country-asian="JP"/>
    </style:style>
    <style:style style:name="T17" style:family="text">
      <style:text-properties fo:font-size="12pt" style:font-size-asian="12pt" style:font-size-complex="12pt"/>
    </style:style>
    <style:style style:name="T18" style:family="text">
      <style:text-properties fo:font-size="12pt" fo:font-weight="bold" style:font-size-asian="12pt" style:font-weight-asian="bold" style:font-size-complex="12pt"/>
    </style:style>
    <style:style style:name="T19" style:family="text">
      <style:text-properties style:font-name="Consolas"/>
    </style:style>
    <style:style style:name="T20" style:family="text">
      <style:text-properties style:font-name="Consolas" style:font-name-complex="Consolas1"/>
    </style:style>
    <style:style style:name="T21" style:family="text">
      <style:text-properties style:font-name="Consolas" fo:font-size="10.5pt" style:font-size-asian="10.5pt" style:font-name-complex="Consolas1" style:font-size-complex="10.5pt"/>
    </style:style>
    <style:style style:name="T22" style:family="text">
      <style:text-properties style:font-name="Consolas" fo:font-size="10.5pt" style:font-name-asian="Calibri1" style:font-size-asian="10.5pt" style:font-name-complex="Consolas1" style:font-size-complex="10.5pt"/>
    </style:style>
    <style:style style:name="T23" style:family="text">
      <style:text-properties style:font-name="Consolas" fo:font-weight="bold" style:font-name-asian="Calibri1" style:font-weight-asian="bold" style:font-name-complex="Arial" style:font-weight-complex="bold"/>
    </style:style>
    <style:style style:name="T24" style:family="text">
      <style:text-properties style:font-name="Consolas" fo:font-weight="bold" style:font-name-asian="Calibri1" style:font-weight-asian="bold" style:font-name-complex="Consolas1" style:font-style-complex="italic"/>
    </style:style>
    <style:style style:name="T25" style:family="text">
      <style:text-properties style:font-name="Consolas" fo:font-weight="bold" style:font-weight-asian="bold"/>
    </style:style>
    <style:style style:name="T26" style:family="text">
      <style:text-properties style:font-name="Consolas" fo:font-weight="bold" style:font-weight-asian="bold" style:font-weight-complex="bold"/>
    </style:style>
    <style:style style:name="T27" style:family="text">
      <style:text-properties style:font-name="Consolas" fo:font-weight="bold" style:font-weight-asian="bold" style:font-name-complex="Calibri1"/>
    </style:style>
    <style:style style:name="T28" style:family="text">
      <style:text-properties style:font-name="Consolas" style:font-name-asian="Calibri1" style:font-name-complex="Consolas1"/>
    </style:style>
    <style:style style:name="T29" style:family="text">
      <style:text-properties style:font-name="Consolas" style:font-name-asian="Calibri1" style:font-name-complex="Consolas1" style:font-size-complex="10.5pt"/>
    </style:style>
    <style:style style:name="T30" style:family="text">
      <style:text-properties style:font-name="Consolas" fo:language="bg" fo:country="BG"/>
    </style:style>
    <style:style style:name="T31" style:family="text">
      <style:text-properties style:font-name="Consolas" fo:language="bg" fo:country="BG" style:font-name-asian="Calibri1" style:font-name-complex="Consolas1"/>
    </style:style>
    <style:style style:name="T32" style:family="text">
      <style:text-properties style:font-name="Consolas" fo:language="bg" fo:country="BG" style:font-name-asian="Calibri1" style:font-name-complex="Consolas1" style:font-size-complex="10.5pt"/>
    </style:style>
    <style:style style:name="T33" style:family="text">
      <style:text-properties style:font-name="Consolas" fo:language="bg" fo:country="BG" style:font-name-complex="Consolas1"/>
    </style:style>
    <style:style style:name="T34" style:family="text">
      <style:text-properties style:font-name="Consolas" fo:language="bg" fo:country="BG" fo:font-weight="bold" style:font-weight-asian="bold"/>
    </style:style>
    <style:style style:name="T35" style:family="text">
      <style:text-properties style:font-name="Consolas" fo:language="bg" fo:country="BG" fo:font-weight="bold" style:font-weight-asian="bold" style:font-weight-complex="bold"/>
    </style:style>
    <style:style style:name="T36" style:family="text">
      <style:text-properties style:font-name="Consolas" fo:font-size="9pt" style:font-name-asian="Calibri1" style:font-size-asian="9pt" style:font-name-complex="Consolas1" style:font-size-complex="10.5pt"/>
    </style:style>
    <style:style style:name="T37" style:family="text">
      <style:text-properties style:font-name="Calibri" style:font-name-asian="Calibri1" style:font-name-complex="Arial"/>
    </style:style>
    <style:style style:name="T38" style:family="text">
      <style:text-properties style:font-name="Calibri" style:font-name-asian="Calibri1" style:font-name-complex="Arial" style:font-weight-complex="bold"/>
    </style:style>
    <style:style style:name="T39" style:family="text">
      <style:text-properties style:font-name="Calibri" style:font-name-asian="Calibri1" style:font-name-complex="Segoe UI"/>
    </style:style>
    <style:style style:name="T40" style:family="text">
      <style:text-properties style:font-name="Calibri" fo:language="bg" fo:country="BG" style:font-name-asian="Calibri1" style:font-name-complex="Arial"/>
    </style:style>
    <style:style style:name="T41" style:family="text">
      <style:text-properties style:font-name="Calibri" fo:language="bg" fo:country="BG" style:font-name-asian="Calibri1" style:font-name-complex="Arial" style:font-weight-complex="bold"/>
    </style:style>
    <style:style style:name="T42" style:family="text">
      <style:text-properties style:font-name="Calibri" fo:language="bg" fo:country="BG" fo:font-weight="bold" style:font-name-asian="Calibri1" style:font-weight-asian="bold" style:font-name-complex="Arial"/>
    </style:style>
    <style:style style:name="T43" style:family="text">
      <style:text-properties style:font-name="Calibri" fo:language="bg" fo:country="BG" fo:font-weight="bold" style:font-name-asian="Calibri1" style:font-weight-asian="bold" style:font-name-complex="Arial" style:font-weight-complex="bold"/>
    </style:style>
    <style:style style:name="T44" style:family="text">
      <style:text-properties style:font-name="Calibri" fo:language="bg" fo:country="BG" fo:font-style="italic" style:font-name-asian="Calibri1" style:font-style-asian="italic" style:font-name-complex="Arial" style:font-style-complex="italic"/>
    </style:style>
    <style:style style:name="T45" style:family="text">
      <style:text-properties style:font-name="Calibri" fo:language="bg" fo:country="BG" style:font-name-asian="Times New Roman1" style:font-name-complex="Arial"/>
    </style:style>
    <style:style style:name="T46" style:family="text">
      <style:text-properties style:font-name="Calibri" fo:language="bg" fo:country="BG" style:font-name-asian="Times New Roman1" style:font-name-complex="Arial" style:font-weight-complex="bold"/>
    </style:style>
    <style:style style:name="T47" style:family="text">
      <style:text-properties style:font-name="Calibri" fo:font-weight="bold" style:font-name-asian="Calibri1" style:font-weight-asian="bold" style:font-name-complex="Arial"/>
    </style:style>
    <style:style style:name="T48" style:family="text">
      <style:text-properties style:font-name="Calibri" fo:font-weight="bold" style:font-name-asian="Calibri1" style:font-weight-asian="bold" style:font-name-complex="Arial" style:font-weight-complex="bold"/>
    </style:style>
    <style:style style:name="T49" style:family="text">
      <style:text-properties style:font-name="Calibri" fo:font-weight="bold" style:font-name-asian="Calibri1" style:font-weight-asian="bold" style:font-name-complex="Segoe UI"/>
    </style:style>
    <style:style style:name="T50" style:family="text">
      <style:text-properties style:font-name="Calibri" fo:font-weight="bold" style:font-name-asian="Times New Roman1" style:font-weight-asian="bold" style:font-name-complex="Arial"/>
    </style:style>
    <style:style style:name="T51" style:family="text">
      <style:text-properties style:font-name="Calibri" fo:font-style="italic" style:font-name-asian="Calibri1" style:font-style-asian="italic" style:font-name-complex="Arial" style:font-style-complex="italic"/>
    </style:style>
    <style:style style:name="T52" style:family="text">
      <style:text-properties style:font-name="Calibri" fo:font-size="12pt" fo:font-weight="bold" style:font-name-asian="Calibri1" style:font-size-asian="12pt" style:font-weight-asian="bold" style:font-name-complex="Arial" style:font-size-complex="12pt" style:font-weight-complex="bold"/>
    </style:style>
    <style:style style:name="T53" style:family="text">
      <style:text-properties style:font-name="Calibri" style:font-name-asian="Times New Roman1" style:font-name-complex="Arial"/>
    </style:style>
    <style:style style:name="T54" style:family="text">
      <style:text-properties style:font-name="Calibri" style:font-name-asian="Times New Roman1" style:font-name-complex="Arial" style:font-weight-complex="bold"/>
    </style:style>
    <style:style style:name="T55" style:family="text">
      <style:text-properties style:text-position="sub 58%"/>
    </style:style>
    <style:style style:name="T56" style:family="text">
      <style:text-properties style:text-position="sub 58%" style:font-name="Calibri" fo:font-weight="bold" style:font-name-asian="Calibri1" style:font-weight-asian="bold" style:font-name-complex="Arial" style:font-weight-complex="bold"/>
    </style:style>
    <style:style style:name="T57" style:family="text">
      <style:text-properties style:text-position="sub 58%" style:font-name="Calibri" style:font-name-asian="Calibri1" style:font-name-complex="Arial"/>
    </style:style>
    <style:style style:name="T58" style:family="text">
      <style:text-properties fo:font-style="italic" style:font-style-asian="italic" style:font-style-complex="italic"/>
    </style:style>
    <style:style style:name="T59" style:family="text">
      <style:text-properties style:font-weight-complex="bold"/>
    </style:style>
    <style:style style:name="T60" style:family="text">
      <style:text-properties style:font-name="Times New Roman" fo:font-size="12pt" fo:language="bg" fo:country="BG" style:font-name-asian="Calibri1" style:font-size-asian="12pt" style:font-name-complex="Arial" style:font-size-complex="12pt"/>
    </style:style>
    <style:style style:name="T61" style:family="text">
      <style:text-properties style:font-name-complex="Calibri1"/>
    </style:style>
    <style:style style:name="T62" style:family="text">
      <style:text-properties fo:font-weight="normal" style:font-weight-asian="normal"/>
    </style:style>
    <style:style style:name="T63" style:family="text">
      <style:text-properties fo:font-weight="normal" style:font-weight-asian="normal" style:font-name-complex="Calibri1"/>
    </style:style>
    <style:style style:name="T64" style:family="text">
      <style:text-properties fo:font-weight="normal" style:font-weight-asian="normal" style:font-weight-complex="normal"/>
    </style:style>
    <style:style style:name="T65" style:family="text">
      <style:text-properties fo:font-weight="normal" style:font-weight-asian="normal" style:font-weight-complex="bold"/>
    </style:style>
    <style:style style:name="T66" style:family="text">
      <style:text-properties fo:font-size="8.5pt" style:font-size-asian="8.5pt" style:font-size-complex="8.5pt"/>
    </style:style>
    <style:style style:name="T67" style:family="text">
      <style:text-properties fo:color="#0882de" fo:font-size="8.5pt" style:font-size-asian="8.5pt" style:font-size-complex="8.5pt"/>
    </style:style>
    <style:style style:name="T68" style:family="text">
      <style:text-properties fo:font-size="9pt" fo:language="bg" fo:country="BG" style:font-size-asian="9pt" style:font-size-complex="9pt"/>
    </style:style>
    <style:style style:name="T69" style:family="text">
      <style:text-properties fo:font-size="9pt" style:font-size-asian="9pt" style:font-size-complex="9pt"/>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2cm, -0.025cm, -0.012cm, -0.025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none" draw:textarea-vertical-align="middle" draw:auto-grow-height="false" fo:min-height="0.563cm" fo:min-width="2.503cm" fo:padding-top="0cm" fo:padding-bottom="0cm" fo:padding-left="0cm" fo:padding-right="0cm" fo:wrap-option="wrap" fo:margin-left="0cm" fo:margin-right="0.039cm" fo:margin-top="0cm" fo:margin-bottom="0.02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18cm" draw:fill="none" draw:textarea-vertical-align="middle" draw:auto-grow-height="false" fo:min-height="0.46cm" fo:min-width="1.369cm" fo:padding-top="0cm" fo:padding-bottom="0cm" fo:padding-left="0.049cm" fo:padding-right="0cm" fo:wrap-option="wrap" fo:margin-left="0cm" fo:margin-right="0.012cm" fo:margin-top="0cm" fo:margin-bottom="0.0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26cm" draw:stroke-linejoin="miter" draw:fill="none" draw:textarea-vertical-align="top" draw:auto-grow-height="false" fo:min-height="1.259cm" fo:min-width="14.416cm" fo:padding-top="0.12cm" fo:padding-bottom="0.049cm" fo:padding-left="0.049cm" fo:padding-right="0.049cm" fo:wrap-option="wrap" fo:margin-left="0cm" fo:margin-right="0cm" fo:margin-top="0cm" fo:margin-bottom="0.00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35cm" svg:stroke-color="#984807" svg:stroke-linecap="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span text:style-name="T1">Exercise: Lists as Stacks and Queues</text:span></text:p>
      <text:p text:style-name="P45">Problems for exercise and homework for the <text:a xlink:type="simple" xlink:href="https://softuni.bg/courses/python-advanced" text:style-name="Internet_20_link" text:visited-style-name="Visited_20_Internet_20_Link">Python Advanced Course @SoftUni</text:a>. </text:p>
      <text:p text:style-name="P45">Submit your solutions in the SoftUni judge system at <text:a xlink:type="simple" xlink:href="https://judge.softuni.bg/Contests/1831" text:style-name="Internet_20_link" text:visited-style-name="Visited_20_Internet_20_Link">https://judge.softuni.bg/Contests/1831</text:a>.</text:p>
      <text:list xml:id="list15778309" text:style-name="WWNum1">
        <text:list-item>
          <text:h text:style-name="P13" text:outline-level="1">Reverse Numbers with a Stack</text:h>
        </text:list-item>
      </text:list>
      <text:p text:style-name="Standard">Write a program that reads from the console a string with <text:span text:style-name="T11">N integers, separated by a single space,</text:span> and <text:span text:style-name="T11">reverses them using a stack. Print </text:span>the reversed integers on<text:span text:style-name="T11"> one line, separated by a single space</text:span>.</text:p>
      <text:h text:style-name="Heading_20_3" text:outline-level="3"><text:span text:style-name="T16">Examples</text:span></text:h>
      <table:table table:name="Table1" table:style-name="Table1">
        <table:table-column table:style-name="Table1.A"/>
        <table:table-column table:style-name="Table1.B"/>
        <table:table-row table:style-name="Table1.1">
          <table:table-cell table:style-name="Table1.A1" office:value-type="string">
            <text:p text:style-name="P47"><text:span text:style-name="Strong"><text:span text:style-name="T17">Input</text:span></text:span></text:p>
          </table:table-cell>
          <table:table-cell table:style-name="Table1.A1" office:value-type="string">
            <text:p text:style-name="P47"><text:span text:style-name="Strong"><text:span text:style-name="T17">Output</text:span></text:span></text:p>
          </table:table-cell>
        </table:table-row>
        <table:table-row table:style-name="Table1.1">
          <table:table-cell table:style-name="Table1.A2" office:value-type="string">
            <text:p text:style-name="P47"><text:span text:style-name="T20">1 2 3 4 5</text:span></text:p>
          </table:table-cell>
          <table:table-cell table:style-name="Table1.B2" office:value-type="string">
            <text:p text:style-name="P47"><text:span text:style-name="T20">5 4 3 2 1</text:span></text:p>
          </table:table-cell>
        </table:table-row>
        <table:table-row table:style-name="Table1.1">
          <table:table-cell table:style-name="Table1.A3" office:value-type="string">
            <text:p text:style-name="P47"><text:span text:style-name="T20">1</text:span></text:p>
          </table:table-cell>
          <table:table-cell table:style-name="Table1.B3" office:value-type="string">
            <text:p text:style-name="P47"><text:span text:style-name="T20">1</text:span></text:p>
          </table:table-cell>
        </table:table-row>
      </table:table>
      <text:h text:style-name="P14" text:outline-level="1">2. Maximum and Minimum Element</text:h>
      <text:p text:style-name="Standard"><text:span text:style-name="T37">You have an empty sequence. You will receive an integer</text:span><text:span text:style-name="T40"> –</text:span><text:span text:style-name="T37"> </text:span><text:span text:style-name="T47">N</text:span><text:span text:style-name="T51">. </text:span><text:span text:style-name="T37">On the next </text:span><text:span text:style-name="T47">N</text:span><text:span text:style-name="T42"> </text:span><text:span text:style-name="T37">lines you will receive queries. <text:s/>Each query is one of these four types:</text:span></text:p>
      <text:p text:style-name="Standard"><text:span text:style-name="T23">'1 x'</text:span><text:span text:style-name="T37"> – </text:span><text:span text:style-name="T47">Push</text:span><text:span text:style-name="T37"> the element </text:span><text:span text:style-name="T23">x</text:span><text:span text:style-name="T37"> into the stack.</text:span></text:p>
      <text:p text:style-name="Standard"><text:span text:style-name="T23">'2'</text:span><text:span text:style-name="T37"> – </text:span><text:span text:style-name="T47">Delete</text:span><text:span text:style-name="T37"> the element at the </text:span><text:span text:style-name="T47">top</text:span><text:span text:style-name="T37"> of the </text:span><text:span text:style-name="T47">stack</text:span><text:span text:style-name="T37">.</text:span></text:p>
      <text:p text:style-name="Standard"><text:span text:style-name="T23">'3'</text:span><text:span text:style-name="T37"> – </text:span><text:span text:style-name="T47">Print</text:span><text:span text:style-name="T37"> the </text:span><text:span text:style-name="T47">maximum</text:span><text:span text:style-name="T37"> element in the stack.</text:span></text:p>
      <text:p text:style-name="Standard"><text:span text:style-name="T23">'4'</text:span><text:span text:style-name="T37"> – </text:span><text:span text:style-name="T47">Print</text:span><text:span text:style-name="T37"> the </text:span><text:span text:style-name="T47">minimum</text:span><text:span text:style-name="T37"> element in the stack.</text:span></text:p>
      <text:p text:style-name="Standard"><text:span text:style-name="T37">After you go through all the queries, print the </text:span><text:span text:style-name="T48">stack</text:span><text:span text:style-name="T43"> </text:span><text:span text:style-name="T48">from the top to the bottom</text:span><text:span text:style-name="T37"> in the following format:</text:span></text:p>
      <text:p text:style-name="Code">"{n}, {n<text:span text:style-name="T55">1</text:span>}, {n<text:span text:style-name="T55">2</text:span>} …, {n<text:span text:style-name="T55">n</text:span>}"</text:p>
      <text:h text:style-name="Heading_20_3" text:outline-level="3">Constraints</text:h>
      <text:list xml:id="list3723641671" text:style-name="WWNum4">
        <text:list-item>
          <text:p text:style-name="P39"><text:span text:style-name="T48">It is guaranteed that each query is valid</text:span></text:p>
        </text:list-item>
        <text:list-item>
          <text:p text:style-name="P39"><text:span text:style-name="T47">1 ≤ N ≤ 105</text:span></text:p>
        </text:list-item>
      </text:list>
      <text:list xml:id="list692874250" text:style-name="WWNum3">
        <text:list-item>
          <text:p text:style-name="P40"><text:span text:style-name="T47">1 ≤ x ≤ 109</text:span></text:p>
        </text:list-item>
        <text:list-item>
          <text:p text:style-name="P40"><text:span text:style-name="T10">1 ≤ type ≤ 4</text:span></text:p>
        </text:list-item>
      </text:list>
      <text:h text:style-name="Heading_20_3" text:outline-level="3">Examples</text:h>
      <table:table table:name="Table2" table:style-name="Table2">
        <table:table-column table:style-name="Table2.A"/>
        <table:table-column table:style-name="Table2.B"/>
        <table:table-row table:style-name="Table2.1">
          <table:table-cell table:style-name="Table2.A1" office:value-type="string">
            <text:p text:style-name="P47"><text:span text:style-name="T52">Input</text:span></text:p>
          </table:table-cell>
          <table:table-cell table:style-name="Table2.A1" office:value-type="string">
            <text:p text:style-name="P47"><text:span text:style-name="T52">Output</text:span></text:p>
          </table:table-cell>
        </table:table-row>
        <table:table-row table:style-name="Table2.1">
          <table:table-cell table:style-name="Table2.A2" office:value-type="string">
            <text:p text:style-name="P46"><text:span text:style-name="T28">9</text:span></text:p>
            <text:p text:style-name="P46"><text:span text:style-name="T38">1 97</text:span></text:p>
            <text:p text:style-name="P46"><text:span text:style-name="T38">2</text:span></text:p>
            <text:p text:style-name="P46"><text:span text:style-name="T38">1 20</text:span></text:p>
            <text:p text:style-name="P46"><text:span text:style-name="T38">2</text:span></text:p>
            <text:p text:style-name="P46"><text:span text:style-name="T38">1 26</text:span></text:p>
            <text:p text:style-name="P46"><text:span text:style-name="T38">1 20</text:span></text:p>
            <text:p text:style-name="P46"><text:soft-page-break/><text:span text:style-name="T38">3</text:span></text:p>
            <text:p text:style-name="P46"><text:span text:style-name="T38">1 91</text:span></text:p>
            <text:p text:style-name="P47"><text:span text:style-name="T38">4</text:span></text:p>
          </table:table-cell>
          <table:table-cell table:style-name="Table2.B2" office:value-type="string">
            <text:p text:style-name="P46"><text:span text:style-name="T28">26</text:span></text:p>
            <text:p text:style-name="P46"><text:span text:style-name="T28">20</text:span></text:p>
            <text:p text:style-name="P46"><text:span text:style-name="T28">91, 20, 26</text:span></text:p>
            <text:p text:style-name="P48"/>
          </table:table-cell>
        </table:table-row>
        <table:table-row table:style-name="Table2.1">
          <table:table-cell table:style-name="Table2.A3" office:value-type="string">
            <text:p text:style-name="P46"><text:span text:style-name="T28">10</text:span></text:p>
            <text:p text:style-name="P46"><text:span text:style-name="T28">2</text:span></text:p>
            <text:p text:style-name="P46"><text:span text:style-name="T28">1 47</text:span></text:p>
            <text:p text:style-name="P46"><text:span text:style-name="T28">1 66</text:span></text:p>
            <text:p text:style-name="P46"><text:span text:style-name="T28">1 32</text:span></text:p>
            <text:p text:style-name="P46"><text:span text:style-name="T28">4</text:span></text:p>
            <text:p text:style-name="P46"><text:span text:style-name="T28">3</text:span></text:p>
            <text:p text:style-name="P46"><text:span text:style-name="T28">1 25</text:span></text:p>
            <text:p text:style-name="P46"><text:span text:style-name="T28">1 16</text:span></text:p>
            <text:p text:style-name="P46"><text:span text:style-name="T28">1 8</text:span></text:p>
            <text:p text:style-name="P46"><text:span text:style-name="T28">4</text:span></text:p>
          </table:table-cell>
          <table:table-cell table:style-name="Table2.B3" office:value-type="string">
            <text:p text:style-name="P46"><text:span text:style-name="T28">32</text:span></text:p>
            <text:p text:style-name="P46"><text:span text:style-name="T28">66</text:span></text:p>
            <text:p text:style-name="P46"><text:span text:style-name="T28">8</text:span></text:p>
            <text:p text:style-name="P46"><text:span text:style-name="T28">8, 16, 25, 32, 66, 47</text:span></text:p>
          </table:table-cell>
        </table:table-row>
      </table:table>
      <text:h text:style-name="P14" text:outline-level="1">3. Fast Food</text:h>
      <text:p text:style-name="P41"><text:span text:style-name="T58">You have a fast-food restaurant and most of the food that you are offering is previously prepared. You need to know if you will have enough food to serve lunch to all your customers. </text:span></text:p>
      <text:p text:style-name="P41">Write a program which checks the orders' quantity. You also want to know who the client with the biggest order for that day is, because you want to give him a discount. </text:p>
      <text:p text:style-name="P41">First, you will be given the <text:span text:style-name="T10">quantity</text:span> <text:span text:style-name="T10">of the food</text:span> that you have for the day (an integer number). Next, you will be given <text:span text:style-name="T10">a sequence of integers</text:span>, each representing the <text:span text:style-name="T10">quantity of an order</text:span>. Keep the orders in a <text:span text:style-name="T10">queue</text:span>. </text:p>
      <text:p text:style-name="P41">Find the <text:span text:style-name="T10">biggest</text:span> <text:span text:style-name="T10">order</text:span> and <text:span text:style-name="T10">print</text:span> it. Next, you will begin servicing your clients from the <text:span text:style-name="T10">first</text:span> <text:span text:style-name="T10">one</text:span> that came. Before each order, <text:span text:style-name="T10">check</text:span> if you have enough food left to complete it. If you have, <text:span text:style-name="T10">remove the order</text:span> from the queue and <text:span text:style-name="T10">reduce</text:span> the amount of food you have. Otherwise, stop serving. </text:p>
      <text:h text:style-name="Heading_20_3" text:outline-level="3">Input</text:h>
      <text:list xml:id="list2234609924" text:style-name="WWNum5">
        <text:list-item>
          <text:p text:style-name="P22">On the first line you will be given the quantity of your food - <text:span text:style-name="T10">an integer</text:span> in the range <text:span text:style-name="T26">[0, 1000]</text:span></text:p>
        </text:list-item>
        <text:list-item>
          <text:p text:style-name="P22">On the second line you will receive a sequence of integers, representing each order, <text:span text:style-name="T10">separated by a single space</text:span></text:p>
        </text:list-item>
      </text:list>
      <text:h text:style-name="P19" text:outline-level="3">Output</text:h>
      <text:list xml:id="list2490008115" text:style-name="WWNum6">
        <text:list-item>
          <text:p text:style-name="P23">On the first line, print the quantity of biggest order</text:p>
        </text:list-item>
        <text:list-item>
          <text:p text:style-name="P23">If you succeeded in servicing all your clients, print: <text:span text:style-name="T26">"Orders complete"</text:span>. <text:span text:style-name="T3"><text:s/></text:span></text:p>
        </text:list-item>
        <text:list-item>
          <text:p text:style-name="P23">Otherwise, print: <text:span text:style-name="T26">"Orders left: {order1} {order2} .... {orderN}"</text:span>.</text:p>
        </text:list-item>
      </text:list>
      <text:h text:style-name="Heading_20_3" text:outline-level="3">Constraints</text:h>
      <text:list xml:id="list169823289" text:style-name="WWNum7">
        <text:list-item>
          <text:p text:style-name="P24">The input will always be valid</text:p>
        </text:list-item>
      </text:list>
      <text:h text:style-name="Heading_20_3" text:outline-level="3">Examples</text:h>
      <table:table table:name="Table3" table:style-name="Table3">
        <table:table-column table:style-name="Table3.A"/>
        <table:table-column table:style-name="Table3.B"/>
        <table:table-row table:style-name="Table3.1">
          <table:table-cell table:style-name="Table3.A1" office:value-type="string">
            <text:p text:style-name="P47"><text:span text:style-name="T52">Input</text:span></text:p>
          </table:table-cell>
          <table:table-cell table:style-name="Table3.A1" office:value-type="string">
            <text:p text:style-name="P47"><text:span text:style-name="T52">Output</text:span></text:p>
          </table:table-cell>
        </table:table-row>
        <table:table-row table:style-name="Table3.1">
          <table:table-cell table:style-name="Table3.A2" office:value-type="string">
            <text:p text:style-name="P47"><text:span text:style-name="T28">348</text:span></text:p>
            <text:p text:style-name="P47"><text:soft-page-break/><text:span text:style-name="T28">20 54 30 16 7 9</text:span></text:p>
          </table:table-cell>
          <table:table-cell table:style-name="Table3.B2" office:value-type="string">
            <text:p text:style-name="P47"><text:span text:style-name="T29">54</text:span></text:p>
            <text:p text:style-name="P47"><text:soft-page-break/><text:span text:style-name="T29">Orders complete</text:span></text:p>
          </table:table-cell>
        </table:table-row>
        <table:table-row table:style-name="Table3.1">
          <table:table-cell table:style-name="Table3.A3" office:value-type="string">
            <text:p text:style-name="P47"><text:span text:style-name="T28">499</text:span></text:p>
            <text:p text:style-name="P47"><text:span text:style-name="T28">57 45 62 70 33 90 88 76</text:span><text:span text:style-name="T31"> 100 50</text:span></text:p>
          </table:table-cell>
          <table:table-cell table:style-name="Table3.B3" office:value-type="string">
            <text:p text:style-name="P47"><text:span text:style-name="T32">10</text:span><text:span text:style-name="T29">0</text:span></text:p>
            <text:p text:style-name="P47"><text:span text:style-name="T29">Orders left: 76</text:span><text:span text:style-name="T32"> 100 50</text:span></text:p>
          </table:table-cell>
        </table:table-row>
      </table:table>
      <text:h text:style-name="P15" text:outline-level="1">4. Fashion Boutique</text:h>
      <text:p text:style-name="P41">You own a fashion boutique, and you receive a delivery of a <text:span text:style-name="T11">huge box</text:span> <text:span text:style-name="T11">of clothes</text:span>, represented as a <text:span text:style-name="T11">sequence of integers</text:span>. On the next line, you will be given an integer representing the <text:span text:style-name="T10">capacity</text:span> for <text:span text:style-name="T11">one rack</text:span> in your store. <text:s/></text:p>
      <text:p text:style-name="P41">You must arrange the clothes in the store, and you use the racks to hang up every piece of clothing. You start <text:span text:style-name="T10">from the last piece</text:span> of clothing on the top of the pile <text:span text:style-name="T10">to the first one</text:span> at the bottom. Use a <text:span text:style-name="T10">stack</text:span> for the purpose. Each piece of clothing has its <text:span text:style-name="T10">value</text:span> (an integer). You must <text:span text:style-name="T10">sum</text:span> their values, while you take them out of the box. <text:s/>If the sum becomes <text:span text:style-name="T10">equal</text:span> to the capacity of the current rack you must <text:span text:style-name="T10">take a new one</text:span> for the <text:span text:style-name="T10">next clothes</text:span>, if there are <text:span text:style-name="T10">any left</text:span> in the box. If the sum becomes <text:span text:style-name="T10">greater</text:span> than the capacity<text:span text:style-name="T59">,</text:span><text:span text:style-name="T10"> do not hang</text:span> the piece of clothing to the current rack. Take a new rack and then hang up the piece of clothing. In the end, print <text:span text:style-name="T10">how many racks</text:span> you have used to hang up the clothes.</text:p>
      <text:h text:style-name="Heading_20_3" text:outline-level="3">Input</text:h>
      <text:list xml:id="list222506395811907" text:continue-numbering="true" text:style-name="WWNum7">
        <text:list-item>
          <text:p text:style-name="P24">On the first line you will be given <text:span text:style-name="T10">a sequence of integers</text:span>, representing the clothes in the box, separated<text:span text:style-name="T10"> by a single space</text:span>.</text:p>
        </text:list-item>
        <text:list-item>
          <text:p text:style-name="P24">On the second line, you will be given <text:span text:style-name="T10">an integer</text:span>, representing the capacity of a rack.</text:p>
        </text:list-item>
      </text:list>
      <text:h text:style-name="Heading_20_3" text:outline-level="3">Output</text:h>
      <text:list xml:id="list2412167429" text:style-name="WWNum8">
        <text:list-item>
          <text:p text:style-name="P25">Print the <text:span text:style-name="T10">number of racks</text:span>, needed to hang up the clothes from the box.</text:p>
        </text:list-item>
      </text:list>
      <text:h text:style-name="Heading_20_3" text:outline-level="3">Constraints</text:h>
      <text:list xml:id="list222508157443881" text:continue-numbering="true" text:style-name="WWNum8">
        <text:list-item>
          <text:p text:style-name="P25">The values of the clothes will be integers in the range <text:span text:style-name="Code_20_Char">[0,20]</text:span></text:p>
        </text:list-item>
        <text:list-item>
          <text:p text:style-name="P25">There will never be more than <text:span text:style-name="T10">50</text:span> clothes in a box</text:p>
        </text:list-item>
        <text:list-item>
          <text:p text:style-name="P25">The capacity will be an integer in the range <text:span text:style-name="Code_20_Char">[0,20]</text:span></text:p>
        </text:list-item>
        <text:list-item>
          <text:p text:style-name="P25"><text:span text:style-name="T10">None</text:span> of the integers from the box will be <text:span text:style-name="T10">greater</text:span> than then the <text:span text:style-name="T10">value</text:span> of the <text:span text:style-name="T10">capacity</text:span></text:p>
        </text:list-item>
      </text:list>
      <text:h text:style-name="Heading_20_3" text:outline-level="3">Examples</text:h>
      <table:table table:name="Table4" table:style-name="Table4">
        <table:table-column table:style-name="Table4.A"/>
        <table:table-column table:style-name="Table4.B"/>
        <table:table-row table:style-name="Table4.1">
          <table:table-cell table:style-name="Table4.A1" office:value-type="string">
            <text:p text:style-name="P47"><text:span text:style-name="T52">Input</text:span></text:p>
          </table:table-cell>
          <table:table-cell table:style-name="Table4.A1" office:value-type="string">
            <text:p text:style-name="P47"><text:span text:style-name="T52">Output</text:span></text:p>
          </table:table-cell>
        </table:table-row>
        <table:table-row table:style-name="Table4.1">
          <table:table-cell table:style-name="Table4.A2" office:value-type="string">
            <text:p text:style-name="P47"><text:span text:style-name="T28">5 4 8 6 3 8 7 7 9</text:span></text:p>
            <text:p text:style-name="P47"><text:span text:style-name="T28">16</text:span></text:p>
          </table:table-cell>
          <table:table-cell table:style-name="Table4.B2" office:value-type="string">
            <text:p text:style-name="P47"><text:span text:style-name="T29">5</text:span></text:p>
          </table:table-cell>
        </table:table-row>
        <table:table-row table:style-name="Table4.1">
          <table:table-cell table:style-name="Table4.A3" office:value-type="string">
            <text:p text:style-name="P47"><text:span text:style-name="T28">1 7 8 2 5 4 7 8 9 6 3 2 5 4 6</text:span></text:p>
            <text:p text:style-name="P47"><text:span text:style-name="T28">20</text:span></text:p>
          </table:table-cell>
          <table:table-cell table:style-name="Table4.B3" office:value-type="string">
            <text:p text:style-name="P47"><text:span text:style-name="T29">5</text:span></text:p>
          </table:table-cell>
        </table:table-row>
      </table:table>
      <text:h text:style-name="P15" text:outline-level="1">5. Truck Tour</text:h>
      <text:p text:style-name="Standard"><text:span text:style-name="T37">On a circle road there are</text:span><text:span text:style-name="T39"> </text:span><text:span text:style-name="T49">N</text:span><text:span text:style-name="T39"> </text:span><text:span text:style-name="T37">petrol pumps. Petrol pumps are numbered</text:span><text:span text:style-name="T39"> </text:span><text:span text:style-name="T49">0</text:span><text:span text:style-name="T39"> </text:span><text:span text:style-name="T37">to</text:span><text:span text:style-name="T39"> (</text:span><text:span text:style-name="T49">N−1</text:span><text:span text:style-name="T39">) </text:span><text:span text:style-name="T37">(both inclusive). For each petrol pump you will receive </text:span><text:span text:style-name="T47">two pieces of information</text:span><text:span text:style-name="T37">: </text:span></text:p>
      <text:list xml:id="list1021799895" text:style-name="WWNum21">
        <text:list-item>
          <text:p text:style-name="P29"><text:span text:style-name="T37">the </text:span><text:span text:style-name="T47">amount of petrol</text:span><text:span text:style-name="T37"> that petrol pump will give</text:span></text:p>
        </text:list-item>
        <text:list-item>
          <text:p text:style-name="P29"><text:span text:style-name="T37">the </text:span><text:span text:style-name="T47">distance from that petrol pump</text:span><text:span text:style-name="T37"> to the next petrol pump (kilometers)</text:span></text:p>
        </text:list-item>
      </text:list>
      <text:p text:style-name="Standard"><text:soft-page-break/><text:span text:style-name="T37">Initially, you have a tank of infinite capacity carrying no petrol. You can start the tour at </text:span><text:span text:style-name="T47">any</text:span><text:span text:style-name="T37"> of the petrol pumps. Calculate the </text:span><text:span text:style-name="T47">first point</text:span><text:span text:style-name="T37"> from where the truck will be able to </text:span><text:span text:style-name="T48">complete the circle</text:span><text:span text:style-name="T37">. Consider that the truck will stop at </text:span><text:span text:style-name="T47">each of the petrol pumps</text:span><text:span text:style-name="T37">. The truck will move one kilometer for each liter of the petrol.</text:span></text:p>
      <text:h text:style-name="Heading_20_3" text:outline-level="3">Input</text:h>
      <text:list xml:id="list222506251771370" text:continue-list="list692874250" text:style-name="WWNum3">
        <text:list-item>
          <text:p text:style-name="P30"><text:span text:style-name="T53">On the first line you will receive the </text:span><text:span text:style-name="T50">N</text:span><text:span text:style-name="T54">-number</text:span><text:span text:style-name="T50"> </text:span><text:span text:style-name="T54">petrol pumps</text:span></text:p>
        </text:list-item>
        <text:list-item>
          <text:p text:style-name="P30"><text:span text:style-name="T53">On the next </text:span><text:span text:style-name="T50">N</text:span><text:span text:style-name="T53">-lines you will receive the amount of petrol that petrol pump will give and the distance between that petrol pump and the next petrol pump, separated by single space</text:span></text:p>
        </text:list-item>
      </text:list>
      <text:h text:style-name="P20" text:outline-level="3">Output</text:h>
      <text:list xml:id="list197589964" text:style-name="WWNum9">
        <text:list-item>
          <text:p text:style-name="P31"><text:span text:style-name="T37">An integer which will be </text:span><text:span text:style-name="T48">the smallest index</text:span><text:span text:style-name="T37"> of the petrol pump from which you can start the tour</text:span></text:p>
        </text:list-item>
      </text:list>
      <text:h text:style-name="Heading_20_3" text:outline-level="3">Constraints</text:h>
      <text:list xml:id="list222506890252391" text:continue-numbering="true" text:style-name="WWNum9">
        <text:list-item>
          <text:p text:style-name="P31"><text:span text:style-name="T47">1 ≤ N ≤ 1000001</text:span></text:p>
        </text:list-item>
        <text:list-item>
          <text:p text:style-name="P31"><text:span text:style-name="T47">1 ≤ Amount of petrol, Distance ≤ 1000000000</text:span></text:p>
        </text:list-item>
      </text:list>
      <text:h text:style-name="Heading_20_3" text:outline-level="3">Examples</text:h>
      <table:table table:name="Table5" table:style-name="Table5">
        <table:table-column table:style-name="Table5.A"/>
        <table:table-column table:style-name="Table5.B"/>
        <table:table-row table:style-name="Table5.1">
          <table:table-cell table:style-name="Table5.A1" office:value-type="string">
            <text:p text:style-name="P47"><text:span text:style-name="T52">Input</text:span></text:p>
          </table:table-cell>
          <table:table-cell table:style-name="Table5.A1" office:value-type="string">
            <text:p text:style-name="P47"><text:span text:style-name="T52">Output</text:span></text:p>
          </table:table-cell>
        </table:table-row>
        <table:table-row table:style-name="Table5.1">
          <table:table-cell table:style-name="Table5.A2" office:value-type="string">
            <text:p text:style-name="P46"><text:span text:style-name="T28">3</text:span></text:p>
            <text:p text:style-name="P46"><text:span text:style-name="T28">1 5</text:span></text:p>
            <text:p text:style-name="P46"><text:span text:style-name="T28">10 3</text:span></text:p>
            <text:p text:style-name="P46"><text:span text:style-name="T28">3 4</text:span></text:p>
          </table:table-cell>
          <table:table-cell table:style-name="Table5.B2" office:value-type="string">
            <text:p text:style-name="P47"><text:span text:style-name="T22">1</text:span></text:p>
          </table:table-cell>
        </table:table-row>
      </table:table>
      <text:h text:style-name="P14" text:outline-level="1">6. Balanced Parentheses</text:h>
      <text:p text:style-name="Standard"><text:span text:style-name="T37">You will be given a sequence consisting of parentheses. Your job is to determine whether the expression is </text:span><text:span text:style-name="T47">balanced</text:span><text:span text:style-name="T37">. A sequence of parentheses is balanced if every </text:span><text:span text:style-name="T47">opening</text:span><text:span text:style-name="T37"> </text:span><text:span text:style-name="T47">parenthesis</text:span><text:span text:style-name="T37"> has a corresponding </text:span><text:span text:style-name="T47">closing</text:span><text:span text:style-name="T37"> </text:span><text:span text:style-name="T47">parenthesis</text:span><text:span text:style-name="T37"> that occurs </text:span><text:span text:style-name="T47">after</text:span><text:span text:style-name="T37"> the former. There will be </text:span><text:span text:style-name="T48">no</text:span><text:span text:style-name="T37"> </text:span><text:span text:style-name="T47">interval symbols</text:span><text:span text:style-name="T37"> </text:span><text:span text:style-name="T47">between</text:span><text:span text:style-name="T37"> the parentheses. You will be given </text:span><text:span text:style-name="T47">three</text:span><text:span text:style-name="T37"> types of parentheses: </text:span><text:span text:style-name="Code_20_Char">(</text:span><text:span text:style-name="T37">, </text:span><text:span text:style-name="Code_20_Char">{</text:span><text:span text:style-name="T37">, and </text:span><text:span text:style-name="Code_20_Char">[</text:span><text:span text:style-name="T37">.</text:span></text:p>
      <text:p text:style-name="Standard"><text:span text:style-name="T23">{[()]}</text:span><text:span text:style-name="T48"> - Parentheses are balanced.</text:span></text:p>
      <text:p text:style-name="Standard"><text:span text:style-name="T23">(){}[]</text:span><text:span text:style-name="T14"> </text:span><text:span text:style-name="T48">- Parentheses are balanced.</text:span></text:p>
      <text:p text:style-name="Standard"><text:span text:style-name="T23">{[(])}</text:span><text:span text:style-name="T48"> - Parentheses are NOT balanced.</text:span></text:p>
      <text:h text:style-name="Heading_20_3" text:outline-level="3">Input</text:h>
      <text:list xml:id="list794208759" text:style-name="WWNum10">
        <text:list-item>
          <text:p text:style-name="P32"><text:span text:style-name="T37">On a </text:span><text:span text:style-name="T48">single line</text:span><text:span text:style-name="T37"> you will receive a</text:span><text:span text:style-name="T47"> sequence of parentheses</text:span><text:span text:style-name="T37">.</text:span></text:p>
        </text:list-item>
      </text:list>
      <text:h text:style-name="Heading_20_3" text:outline-level="3">Output </text:h>
      <text:list xml:id="list3830261320" text:style-name="WWNum11">
        <text:list-item>
          <text:p text:style-name="P33"><text:span text:style-name="T37">For each test case, print on a new line "</text:span><text:span text:style-name="T24">YES</text:span><text:span text:style-name="T37">" if the parentheses are balanced. </text:span></text:p>
        </text:list-item>
      </text:list>
      <text:p text:style-name="List_20_Paragraph"><text:span text:style-name="T37">Otherwise, print "</text:span><text:span text:style-name="T24">NO</text:span><text:span text:style-name="T37">". Do not print the quotes.</text:span></text:p>
      <text:h text:style-name="Heading_20_3" text:outline-level="3">Constraints</text:h>
      <text:list xml:id="list222507923778873" text:continue-list="list794208759" text:style-name="WWNum10">
        <text:list-item>
          <text:p text:style-name="P32"><text:span text:style-name="T48">1 ≤ len</text:span><text:span text:style-name="T56">s </text:span><text:span text:style-name="T48">≤ 1000</text:span><text:span text:style-name="T37">, where len</text:span><text:span text:style-name="T57">s</text:span><text:span text:style-name="T37"> is the length of the sequence.</text:span></text:p>
        </text:list-item>
        <text:list-item>
          <text:p text:style-name="P32"><text:span text:style-name="T37">Each character of the sequence </text:span><text:span text:style-name="T47">will be one of</text:span><text:span text:style-name="T37"> </text:span><text:span text:style-name="Code_20_Char">{</text:span><text:span text:style-name="T37">, </text:span><text:span text:style-name="Code_20_Char">}</text:span><text:span text:style-name="T37">, </text:span><text:span text:style-name="Code_20_Char">(</text:span><text:span text:style-name="T37">, </text:span><text:span text:style-name="Code_20_Char">)</text:span><text:span text:style-name="T37">, </text:span><text:span text:style-name="Code_20_Char">[</text:span><text:span text:style-name="T37">, </text:span><text:span text:style-name="Code_20_Char">]</text:span><text:span text:style-name="T37">.</text:span></text:p>
        </text:list-item>
      </text:list>
      <text:h text:style-name="Heading_20_3" text:outline-level="3"><text:soft-page-break/>Examples</text:h>
      <table:table table:name="Table6" table:style-name="Table6">
        <table:table-column table:style-name="Table6.A"/>
        <table:table-column table:style-name="Table6.B"/>
        <table:table-row table:style-name="Table6.1">
          <table:table-cell table:style-name="Table6.A1" office:value-type="string">
            <text:p text:style-name="P47"><text:span text:style-name="T52">Input</text:span></text:p>
          </table:table-cell>
          <table:table-cell table:style-name="Table6.A1" office:value-type="string">
            <text:p text:style-name="P47"><text:span text:style-name="T52">Output</text:span></text:p>
          </table:table-cell>
        </table:table-row>
        <table:table-row table:style-name="Table6.1">
          <table:table-cell table:style-name="Table6.A2" office:value-type="string">
            <text:p text:style-name="P46"><text:span text:style-name="T28">{[()]}</text:span></text:p>
          </table:table-cell>
          <table:table-cell table:style-name="Table6.B2" office:value-type="string">
            <text:p text:style-name="P47"><text:span text:style-name="T28">YES</text:span></text:p>
          </table:table-cell>
        </table:table-row>
        <table:table-row table:style-name="Table6.1">
          <table:table-cell table:style-name="Table6.A3" office:value-type="string">
            <text:p text:style-name="P46"><text:span text:style-name="T28">{[(])}</text:span></text:p>
          </table:table-cell>
          <table:table-cell table:style-name="Table6.B3" office:value-type="string">
            <text:p text:style-name="P47"><text:span text:style-name="T28">NO</text:span></text:p>
          </table:table-cell>
        </table:table-row>
        <table:table-row table:style-name="Table6.1">
          <table:table-cell table:style-name="Table6.A4" office:value-type="string">
            <text:p text:style-name="P46"><text:span text:style-name="T28">{{[[(())]]}}</text:span></text:p>
          </table:table-cell>
          <table:table-cell table:style-name="Table6.B3" office:value-type="string">
            <text:p text:style-name="P47"><text:span text:style-name="T28">YES</text:span></text:p>
          </table:table-cell>
        </table:table-row>
      </table:table>
      <text:list xml:id="list222507460583427" text:continue-list="list15778309" text:style-name="WWNum20">
        <text:list-item text:start-value="7">
          <text:h text:style-name="P16" text:outline-level="1" text:restart-numbering="true" text:start-value="7">*Robotics</text:h>
        </text:list-item>
      </text:list>
      <text:p text:style-name="Standard">Somewhere in the future, there is a robotics factory. The current project is assembly line robots.</text:p>
      <text:p text:style-name="Standard">Each robot has a <text:span text:style-name="T10">processing time – </text:span><text:span text:style-name="T59">it is</text:span> the <text:span text:style-name="T11">time in seconds</text:span> the robot needs to process a product. When a <text:span text:style-name="T10">robot is free</text:span> it should <text:span text:style-name="T10">take a product for processing</text:span> and <text:span text:style-name="T11">log his name, product and processing start time</text:span>.</text:p>
      <text:p text:style-name="Standard">Each robot <text:span text:style-name="T10">processes a product coming from the assembly line</text:span>. A <text:span text:style-name="T10">product is coming</text:span> from the line <text:span text:style-name="T10">each second</text:span> (so the first product should appear at [start time + 1 second]). If a product passes the line and <text:span text:style-name="T10">there is not a free robot</text:span> to take it, it should be<text:span text:style-name="T10"> queued at the end of the line again</text:span>.</text:p>
      <text:p text:style-name="Standard">The robots are <text:span text:style-name="T10">standing on the line in the order of their appearance</text:span>.</text:p>
      <text:h text:style-name="P21" text:outline-level="3"><text:span text:style-name="T16">Input</text:span></text:h>
      <text:list xml:id="list288485892" text:style-name="WWNum19">
        <text:list-item>
          <text:p text:style-name="P34">On the first line, you will receive the names of the robots and their processing times in the format <text:span text:style-name="T25">"robotName-processTime;robotName-processTime;robotName-processTime..."</text:span></text:p>
        </text:list-item>
        <text:list-item>
          <text:p text:style-name="P34">On the second line, you will get the starting time in format <text:span text:style-name="T25">"hh:mm:ss"</text:span></text:p>
        </text:list-item>
        <text:list-item>
          <text:p text:style-name="P34">Next, until the <text:span text:style-name="T10">"End"</text:span> command, you will get a product on each line.</text:p>
        </text:list-item>
      </text:list>
      <text:h text:style-name="Heading_20_3" text:outline-level="3">Output </text:h>
      <text:list xml:id="list222506867660885" text:continue-list="list3830261320" text:style-name="WWNum11">
        <text:list-item>
          <text:p text:style-name="P33"><text:span text:style-name="T37">Every time a </text:span><text:span text:style-name="T48">robot takes a product,</text:span><text:span text:style-name="T37"> you should print: </text:span><text:span text:style-name="T23">"{robotName} - {product} [</text:span><text:span text:style-name="T26">hh:mm:ss]"</text:span></text:p>
        </text:list-item>
      </text:list>
      <text:h text:style-name="P21" text:outline-level="3"><text:span text:style-name="T16">Examples</text:span></text:h>
      <table:table table:name="Table7" table:style-name="Table7">
        <table:table-column table:style-name="Table7.A"/>
        <table:table-column table:style-name="Table7.B"/>
        <table:table-row table:style-name="Table7.1">
          <table:table-cell table:style-name="Table7.A1" office:value-type="string">
            <text:p text:style-name="P47"><text:span text:style-name="Strong"><text:span text:style-name="T17">Input</text:span></text:span></text:p>
          </table:table-cell>
          <table:table-cell table:style-name="Table7.A1" office:value-type="string">
            <text:p text:style-name="P47"><text:span text:style-name="Strong"><text:span text:style-name="T17">Output</text:span></text:span></text:p>
          </table:table-cell>
        </table:table-row>
        <table:table-row table:style-name="Table7.1">
          <table:table-cell table:style-name="Table7.A2" office:value-type="string">
            <text:p text:style-name="P46"><text:span text:style-name="T20">ROB-15;SS2-10;NX8000-3</text:span></text:p>
            <text:p text:style-name="P46"><text:span text:style-name="T20">8:00:00</text:span></text:p>
            <text:p text:style-name="P46"><text:span text:style-name="T20">detail</text:span></text:p>
            <text:p text:style-name="P46"><text:span text:style-name="T20">glass</text:span></text:p>
            <text:p text:style-name="P46"><text:span text:style-name="T20">wood</text:span></text:p>
            <text:p text:style-name="P46"><text:span text:style-name="T20">apple</text:span></text:p>
            <text:p text:style-name="P46"><text:span text:style-name="T20">End</text:span></text:p>
          </table:table-cell>
          <table:table-cell table:style-name="Table7.B2" office:value-type="string">
            <text:p text:style-name="P47"><text:span text:style-name="T20">ROB - detail [08:00:01]</text:span></text:p>
            <text:p text:style-name="P47"><text:span text:style-name="T20">SS2 - glass [08:00:02]</text:span></text:p>
            <text:p text:style-name="P47"><text:span text:style-name="T20">NX8000 - wood [08:00:03]</text:span></text:p>
            <text:p text:style-name="P47"><text:span text:style-name="T20">NX8000 - apple [08:00:06]</text:span></text:p>
          </table:table-cell>
        </table:table-row>
        <table:table-row table:style-name="Table7.1">
          <table:table-cell table:style-name="Table7.A3" office:value-type="string">
            <text:p text:style-name="P46"><text:span text:style-name="T20">ROB-8</text:span></text:p>
            <text:p text:style-name="P46"><text:span text:style-name="T20">7:59:59</text:span></text:p>
            <text:p text:style-name="P46"><text:span text:style-name="T20">detail</text:span></text:p>
            <text:p text:style-name="P46"><text:span text:style-name="T20">glass</text:span></text:p>
            <text:p text:style-name="P46"><text:span text:style-name="T20">wood</text:span></text:p>
            <text:p text:style-name="P46"><text:span text:style-name="T20">sock</text:span></text:p>
            <text:p text:style-name="P46"><text:span text:style-name="T20">End</text:span></text:p>
          </table:table-cell>
          <table:table-cell table:style-name="Table7.B3" office:value-type="string">
            <text:p text:style-name="P47"><text:span text:style-name="T20">ROB - detail [08:00:00]</text:span></text:p>
            <text:p text:style-name="P47"><text:span text:style-name="T20">ROB - wood [08:00:08]</text:span></text:p>
            <text:p text:style-name="P47"><text:span text:style-name="T20">ROB - glass [08:00:16]</text:span></text:p>
            <text:p text:style-name="P47"><text:span text:style-name="T20">ROB - sock [08:00:24]</text:span></text:p>
          </table:table-cell>
        </table:table-row>
      </table:table>
      <text:p text:style-name="P42"><text:soft-page-break/></text:p>
      <text:list xml:id="list222506583312866" text:continue-list="list222507460583427" text:style-name="WWNum1">
        <text:list-item>
          <text:h text:style-name="P13" text:outline-level="1">*Crossroads</text:h>
        </text:list-item>
      </text:list>
      <text:p text:style-name="Standard">Our favorite super-spy action hero Sam is back from his mission in the previous exam, and he has finally found some time to go on a <text:span text:style-name="T10">holiday</text:span>. He is taking his wife somewhere nice and they're going to have a really good time, but first, they have to get there. Even on his holiday trip, Sam is still going to run into some <text:span text:style-name="T10">problems</text:span> and the first one is getting to the airport. Right now, he is stuck in a traffic jam at a <text:span text:style-name="T10">crossroads </text:span>where a lot of <text:span text:style-name="T10">accidents </text:span>happen.</text:p>
      <text:p text:style-name="Standard">Your job is to keep track of the traffic at the crossroads and report whether a <text:span text:style-name="T10">crash happened</text:span> or everyone <text:span text:style-name="T10">passed</text:span> the <text:span text:style-name="T10">crossroads</text:span> <text:span text:style-name="T10">safely </text:span>and Sam is one step closer to the desired vacation.</text:p>
      <text:p text:style-name="Standard">Sam is on a <text:span text:style-name="T10">single</text:span> <text:span text:style-name="T10">lane of cars </text:span>which queue up until the <text:span text:style-name="T10">light</text:span> <text:span text:style-name="T10">goes</text:span> <text:span text:style-name="T10">green</text:span>. When it does, they start passing one by one on a flashing <text:span text:style-name="T11">green light</text:span> and during the <text:span text:style-name="T10">free window </text:span>before the <text:span text:style-name="T10">intersecting</text:span> <text:span text:style-name="T10">road's</text:span> <text:span text:style-name="T10">light</text:span> goes <text:span text:style-name="T10">green</text:span>. For each <text:span text:style-name="T10">second </text:span>only <text:span text:style-name="T10">one</text:span> <text:span text:style-name="T10">part</text:span> of a <text:span text:style-name="T10">car</text:span> (a <text:span text:style-name="T10">single</text:span> <text:span text:style-name="T10">character</text:span>) passes the crossroad. If a car is <text:span text:style-name="T11">still in the middle of the crossroads</text:span> when the <text:span text:style-name="T10">free</text:span> <text:span text:style-name="T10">window</text:span> ends, it will get hit at the <text:span text:style-name="T10">first character </text:span>that is still in the crossroads.</text:p>
      <text:h text:style-name="Heading_20_3" text:outline-level="3">Input</text:h>
      <text:list xml:id="list3008274314" text:style-name="WWNum12">
        <text:list-item>
          <text:p text:style-name="P35">On the <text:span text:style-name="T10">first line</text:span>, you will receive the duration of the <text:span text:style-name="T10">green</text:span> <text:span text:style-name="T10">light </text:span>in seconds – an <text:span text:style-name="T10">integer</text:span> <text:span text:style-name="T25">[1</text:span><text:span text:style-name="T34"> … </text:span><text:span text:style-name="T25">100]</text:span></text:p>
        </text:list-item>
        <text:list-item>
          <text:p text:style-name="P35">On the <text:span text:style-name="T10">second line</text:span>, you will receive the duration of the <text:span text:style-name="T10">free</text:span> <text:span text:style-name="T10">window</text:span> in seconds – an <text:span text:style-name="T10">integer</text:span> <text:span text:style-name="T25">[0</text:span><text:span text:style-name="T34"> … </text:span><text:span text:style-name="T25">100]</text:span></text:p>
        </text:list-item>
        <text:list-item>
          <text:p text:style-name="P35">On the <text:span text:style-name="T10">following lines</text:span>, until you receive the <text:span text:style-name="T61">"</text:span><text:span text:style-name="T12">END</text:span><text:span text:style-name="T61">" command, you will receive one of two things:</text:span></text:p>
          <text:list>
            <text:list-item>
              <text:p text:style-name="P35">A <text:span text:style-name="T10">car</text:span> – a <text:span text:style-name="T10">string</text:span> containing the model of the car, or</text:p>
            </text:list-item>
            <text:list-item>
              <text:p text:style-name="P35">The command <text:span text:style-name="T61">"</text:span><text:span text:style-name="T27">green</text:span><text:span text:style-name="T61">" which indicates the </text:span><text:span text:style-name="T12">start</text:span><text:span text:style-name="T61"> of a </text:span><text:span text:style-name="T12">green</text:span><text:span text:style-name="T61"> </text:span><text:span text:style-name="T12">light</text:span><text:span text:style-name="T61"> </text:span><text:span text:style-name="T12">cycle</text:span></text:p>
            </text:list-item>
          </text:list>
        </text:list-item>
      </text:list>
      <text:p text:style-name="Standard">A <text:span text:style-name="T10">green</text:span> <text:span text:style-name="T10">light</text:span> <text:span text:style-name="T10">cycle</text:span> goes as follows:</text:p>
      <text:list xml:id="list4104050904" text:style-name="WWNum13">
        <text:list-item>
          <text:p text:style-name="P36">During the <text:span text:style-name="T10">green</text:span> <text:span text:style-name="T10">light </text:span>cars <text:span text:style-name="T11">will enter and exit</text:span> the crossroads one by one</text:p>
        </text:list-item>
        <text:list-item>
          <text:p text:style-name="P36">During the <text:span text:style-name="T10">free window</text:span> cars will <text:span text:style-name="T11">only exit</text:span> the crossroads</text:p>
        </text:list-item>
      </text:list>
      <text:h text:style-name="Heading_20_3" text:outline-level="3">Output</text:h>
      <text:list xml:id="list1021080793" text:style-name="WWNum14">
        <text:list-item>
          <text:p text:style-name="P37">If a <text:span text:style-name="T10">crash</text:span> <text:span text:style-name="T10">happens</text:span>, <text:span text:style-name="T10">end the program</text:span> and print:<text:span text:style-name="T3"><text:line-break/></text:span><text:span text:style-name="Code_20_Char">"A crash happened!"</text:span><text:span text:style-name="T3"><text:line-break/></text:span><text:span text:style-name="Code_20_Char">"{car} was hit at {character_hit}."</text:span></text:p>
        </text:list-item>
        <text:list-item>
          <text:p text:style-name="P37">If everything <text:span text:style-name="T10">goes</text:span> <text:span text:style-name="T10">smoothly</text:span> and you receive an <text:span text:style-name="T61">"</text:span><text:span text:style-name="T12">END</text:span><text:span text:style-name="T61">" command, print</text:span>:<text:span text:style-name="T3"><text:line-break/></text:span><text:span text:style-name="Code_20_Char">"Everyone is safe."</text:span><text:span text:style-name="Code_20_Char"><text:span text:style-name="T3"><text:line-break/></text:span></text:span><text:span text:style-name="T12">"</text:span><text:span text:style-name="Code_20_Char">{total_cars_passed} total cars passed the crossroads.</text:span><text:span text:style-name="T12">"</text:span></text:p>
        </text:list-item>
      </text:list>
      <text:h text:style-name="Heading_20_3" text:outline-level="3">Constraints</text:h>
      <text:list xml:id="list2487462913" text:style-name="WWNum15">
        <text:list-item>
          <text:p text:style-name="P38">The input will be <text:span text:style-name="T10">within the constaints</text:span> specified above and will <text:span text:style-name="T10">always be valid</text:span>. There is <text:span text:style-name="T10">no need</text:span> to check it explicitly.</text:p>
        </text:list-item>
      </text:list>
      <text:h text:style-name="Heading_20_3" text:outline-level="3">Examples</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3"><text:span text:style-name="T18">Input</text:span></text:p>
          </table:table-cell>
          <table:table-cell table:style-name="Table8.A1" office:value-type="string">
            <text:p text:style-name="P43"><text:span text:style-name="T18">Output</text:span></text:p>
          </table:table-cell>
          <table:table-cell table:style-name="Table8.A1" office:value-type="string">
            <text:p text:style-name="P43"><text:span text:style-name="T18">Comments</text:span></text:p>
          </table:table-cell>
        </table:table-row>
        <table:table-row table:style-name="Table8.1">
          <table:table-cell table:style-name="Table8.A2" office:value-type="string">
            <text:p text:style-name="P3"><text:span text:style-name="T62">10</text:span></text:p>
            <text:p text:style-name="P3"><text:span text:style-name="T62">5</text:span></text:p>
            <text:p text:style-name="P3"><text:span text:style-name="T62">Mercedes</text:span></text:p>
            <text:p text:style-name="P3"><text:span text:style-name="T62">green</text:span></text:p>
            <text:p text:style-name="P3"><text:span text:style-name="T62">Mercedes</text:span></text:p>
            <text:p text:style-name="P3"><text:span text:style-name="T62">BMW</text:span></text:p>
            <text:p text:style-name="P3"><text:soft-page-break/><text:span text:style-name="T62">Skoda</text:span></text:p>
            <text:p text:style-name="P3"><text:span text:style-name="T62">green</text:span></text:p>
            <text:p text:style-name="P3"><text:span text:style-name="T62">END</text:span></text:p>
          </table:table-cell>
          <table:table-cell table:style-name="Table8.B2" office:value-type="string">
            <text:p text:style-name="P3"><text:span text:style-name="T62">Everyone is safe.</text:span></text:p>
            <text:p text:style-name="P3"><text:span text:style-name="T62">3 total cars passed the crossroads.</text:span></text:p>
          </table:table-cell>
          <table:table-cell table:style-name="Table8.C2" office:value-type="string">
            <text:p text:style-name="P3"><text:span text:style-name="T62">During the first green light (</text:span>10<text:span text:style-name="T62"> seconds), the </text:span>Mercedes<text:span text:style-name="T62"> (</text:span>8<text:span text:style-name="T62">) passes safely.</text:span></text:p>
            <text:p text:style-name="P3"><text:span text:style-name="T62">During the second green light, the </text:span>Mercedes<text:span text:style-name="T62"> (</text:span>8<text:span text:style-name="T62">) passes safely and there are </text:span>2<text:span text:style-name="T62"> </text:span>seconds<text:span text:style-name="T62"> </text:span>left<text:span text:style-name="T62">.</text:span></text:p>
            <text:p text:style-name="P3"><text:soft-page-break/><text:span text:style-name="T62">The </text:span>BMW<text:span text:style-name="T62"> </text:span>enters<text:span text:style-name="T62"> the crossroads and when the green light ends, it still has </text:span>1<text:span text:style-name="T62"> </text:span>part<text:span text:style-name="T62"> inside ('</text:span>W<text:span text:style-name="T62">'), but has </text:span>5<text:span text:style-name="T62"> </text:span>seconds<text:span text:style-name="T62"> to leave and passes successfully.</text:span></text:p>
            <text:p text:style-name="P3"><text:span text:style-name="T62">The </text:span>Skoda<text:span text:style-name="T62"> </text:span>never<text:span text:style-name="T62"> </text:span>enters<text:span text:style-name="T62"> the crossroads, so </text:span>3 cars passed successfully<text:span text:style-name="T62">.</text:span></text:p>
          </table:table-cell>
        </table:table-row>
        <table:table-row table:style-name="Table8.1">
          <table:table-cell table:style-name="Table8.A3" office:value-type="string">
            <text:p text:style-name="P3"><text:span text:style-name="T62">9</text:span></text:p>
            <text:p text:style-name="P3"><text:span text:style-name="T62">3</text:span></text:p>
            <text:p text:style-name="P3"><text:span text:style-name="T62">Mercedes</text:span></text:p>
            <text:p text:style-name="P3"><text:span text:style-name="T62">Hummer</text:span></text:p>
            <text:p text:style-name="P3"><text:span text:style-name="T62">green</text:span></text:p>
            <text:p text:style-name="P3"><text:span text:style-name="T62">Hummer</text:span></text:p>
            <text:p text:style-name="P3"><text:span text:style-name="T62">Mercedes</text:span></text:p>
            <text:p text:style-name="P3"><text:span text:style-name="T62">green</text:span></text:p>
            <text:p text:style-name="P3"><text:span text:style-name="T62">END</text:span></text:p>
          </table:table-cell>
          <table:table-cell table:style-name="Table8.B3" office:value-type="string">
            <text:p text:style-name="P3"><text:span text:style-name="T62">A crash happened!</text:span></text:p>
            <text:p text:style-name="P3"><text:span text:style-name="T62">Hummer was hit at e.</text:span></text:p>
            <text:p text:style-name="P2"/>
          </table:table-cell>
          <table:table-cell table:style-name="Table8.C3" office:value-type="string">
            <text:p text:style-name="P3"><text:span text:style-name="T62">Mercedes (</text:span>8<text:span text:style-name="T62">) passes successfully and Hummer (</text:span>6<text:span text:style-name="T62">) enters the crossroads but only the 'H' passes during the green light. There are </text:span>3<text:span text:style-name="T62"> seconds of free window, so </text:span><text:span text:style-name="T63">"umm" passes and the Hummer gets hit at </text:span><text:span text:style-name="T62">'e' and the program ends with a </text:span>crash<text:span text:style-name="T62">.</text:span></text:p>
            <text:p text:style-name="P2"/>
          </table:table-cell>
        </table:table-row>
      </table:table>
      <text:h text:style-name="P17" text:outline-level="1">9. *Key Revolver</text:h>
      <text:p text:style-name="Standard">Our favorite super-spy action hero Sam is back from his mission in another exam, and this time he has an even more difficult task. He needs to <text:span text:style-name="T10">unlock a</text:span> <text:span text:style-name="T10">safe</text:span>. The problem is that the safe is <text:span text:style-name="T10">locked</text:span> by <text:span text:style-name="T10">several locks in a row</text:span>, which all have <text:span text:style-name="T10">varying</text:span> <text:span text:style-name="T10">sizes</text:span>.</text:p>
      <text:p text:style-name="Standard">Our hero posesses a special weapon though, called the <text:span text:style-name="T10">Key Revolver</text:span>, with special bullets. Each <text:span text:style-name="T10">bullet </text:span>can unlock a <text:span text:style-name="T10">lock </text:span>with a <text:span text:style-name="T10">size</text:span> <text:span text:style-name="T10">equal to or larger</text:span> <text:span text:style-name="T10">than</text:span> the <text:span text:style-name="T10">size</text:span> of the <text:span text:style-name="T10">bullet</text:span>. The bullet goes into the keyhole, then explodes, completely <text:span text:style-name="T10">destroying</text:span> it. Sam <text:span text:style-name="T10">doesn't know the size</text:span> of the locks, so he needs to just shoot at all of them, until the safe runs out of locks.</text:p>
      <text:p text:style-name="Standard">What's behind the safe, you ask? Well, intelligence! It is told that Sam's sworn enemy – <text:span text:style-name="T10">Nikoladze</text:span>, keeps his <text:span text:style-name="T10">top secret</text:span> <text:span text:style-name="T10">Georgian</text:span> <text:span text:style-name="T10">Chacha Brandy </text:span>recipe inside. It's valued differently across different times of the year, so Sam's boss will tell him what it's worth over the radio. One last thing, every bullet Sam fires will also cost him money, <text:span text:style-name="T11">wh</text:span><text:span text:style-name="T10">ich will be deducted from his pay</text:span> from the price of the intelligence. </text:p>
      <text:p text:style-name="Standard">Good luck, operative.</text:p>
      <text:h text:style-name="Heading_20_3" text:outline-level="3">Input</text:h>
      <text:list xml:id="list222507318221203" text:continue-list="list3008274314" text:style-name="WWNum12">
        <text:list-item>
          <text:p text:style-name="P35">On the <text:span text:style-name="T10">first line</text:span> of input, you will receive the price of each <text:span text:style-name="T10">bullet</text:span> – an <text:span text:style-name="T10">integer</text:span> <text:span text:style-name="T10">in the range </text:span><text:span text:style-name="T25">[0-100]</text:span></text:p>
        </text:list-item>
        <text:list-item>
          <text:p text:style-name="P35">On the <text:span text:style-name="T10">second line</text:span>, you will receive the <text:span text:style-name="T10">size of the gun barrel</text:span> – an <text:span text:style-name="T10">integer</text:span> <text:span text:style-name="T10">in the range </text:span><text:span text:style-name="T25">[1-5000]</text:span></text:p>
        </text:list-item>
        <text:list-item>
          <text:p text:style-name="P35">On the <text:span text:style-name="T10">third line</text:span>, you will receive the <text:span text:style-name="T10">bullets</text:span> – a <text:span text:style-name="T10">space-separated integer sequence</text:span> with <text:span text:style-name="T25">[1-100]</text:span><text:span text:style-name="T10"> integers</text:span></text:p>
        </text:list-item>
        <text:list-item>
          <text:p text:style-name="P35">On the <text:span text:style-name="T10">fourth line</text:span>, you will receive the <text:span text:style-name="T10">locks</text:span> – a <text:span text:style-name="T10">space-separated integer sequence</text:span> with <text:span text:style-name="T25">[1-100]</text:span><text:span text:style-name="T10"> integers</text:span></text:p>
        </text:list-item>
        <text:list-item>
          <text:p text:style-name="P35">On the <text:span text:style-name="T10">fifth</text:span> <text:span text:style-name="T10">line</text:span>, you will receive the <text:span text:style-name="T10">value of the intelligence</text:span> – an<text:span text:style-name="T10"> integer</text:span> <text:span text:style-name="T10">in the range </text:span><text:span text:style-name="T25">[1-100000]</text:span></text:p>
        </text:list-item>
      </text:list>
      <text:p text:style-name="Standard">After Sam receives all of his information and gear (<text:span text:style-name="T10">input</text:span>), he starts to <text:span text:style-name="T10">shoot the locks</text:span> <text:span text:style-name="T10">front-to-back</text:span>, while going through the bullets <text:span text:style-name="T10">back-to-front</text:span>.</text:p>
      <text:p text:style-name="Standard">If the <text:span text:style-name="T10">bullet</text:span> has a <text:span text:style-name="T10">smaller or equal</text:span> size to the <text:span text:style-name="T10">current</text:span> <text:span text:style-name="T10">lock</text:span>, print "<text:span text:style-name="Code_20_Char">Bang!</text:span>", then <text:span text:style-name="T10">remove the lock</text:span>. If not, print "<text:span text:style-name="Code_20_Char">Ping!</text:span>", leaving the lock <text:span text:style-name="T10">intact</text:span>. The bullet is removed in <text:span text:style-name="T10">both cases</text:span>.</text:p>
      <text:p text:style-name="Standard">If Sam runs out of bullets in his barrel, print "<text:span text:style-name="Code_20_Char">Reloading!</text:span>" on the console, then continue shooting. If there aren't any bullets left, <text:span text:style-name="T10">don't</text:span> print it.</text:p>
      <text:p text:style-name="Standard"><text:soft-page-break/>The program ends when Sam <text:span text:style-name="T10">either</text:span> <text:span text:style-name="T10">runs out of bullets</text:span>, or the safe <text:span text:style-name="T10">runs out of</text:span> <text:span text:style-name="T10">locks</text:span>.</text:p>
      <text:h text:style-name="Heading_20_3" text:outline-level="3">Output</text:h>
      <text:list xml:id="list222506624192536" text:continue-list="list1021080793" text:style-name="WWNum14">
        <text:list-item>
          <text:p text:style-name="P37"><text:span text:style-name="T3"><text:s/></text:span>If Sam <text:span text:style-name="T10">runs out of bullets</text:span> before the safe runs out of <text:span text:style-name="T10">locks</text:span>, print:<text:span text:style-name="T3"><text:line-break/></text:span>"<text:span text:style-name="Code_20_Char">Couldn't get through. Locks left: {locks_left}</text:span>"</text:p>
        </text:list-item>
        <text:list-item>
          <text:p text:style-name="P37">If Sam manages to <text:span text:style-name="T10">open the safe</text:span>, print:<text:span text:style-name="T3"><text:line-break/></text:span>"<text:span text:style-name="Code_20_Char">{bullets_left} bullets left. Earned ${money_earned}</text:span>"</text:p>
        </text:list-item>
      </text:list>
      <text:p text:style-name="Standard">Make sure to account for the <text:span text:style-name="T10">price of the bullets</text:span> when calculating the <text:span text:style-name="T10">money earned</text:span>.</text:p>
      <text:h text:style-name="Heading_20_3" text:outline-level="3">Constraints</text:h>
      <text:list xml:id="list222508055136010" text:continue-list="list2487462913" text:style-name="WWNum15">
        <text:list-item>
          <text:p text:style-name="P38">The input will be <text:span text:style-name="T10">within the constaints</text:span> specified above and will <text:span text:style-name="T10">always be valid</text:span>. There is <text:span text:style-name="T10">no need</text:span> to check it explicitly.</text:p>
        </text:list-item>
        <text:list-item>
          <text:p text:style-name="P38">There will <text:span text:style-name="T10">never</text:span> be a case where Sam breaks the lock and ends up with <text:span text:style-name="T3">а </text:span><text:span text:style-name="T10">negative balance</text:span>.</text:p>
        </text:list-item>
      </text:list>
      <text:h text:style-name="Heading_20_3" text:outline-level="3">Examples</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3"><text:span text:style-name="T18">Input</text:span></text:p>
          </table:table-cell>
          <table:table-cell table:style-name="Table9.A1" office:value-type="string">
            <text:p text:style-name="P43"><text:span text:style-name="T18">Output</text:span></text:p>
          </table:table-cell>
          <table:table-cell table:style-name="Table9.A1" office:value-type="string">
            <text:p text:style-name="P43"><text:span text:style-name="T18">Comments</text:span></text:p>
          </table:table-cell>
        </table:table-row>
        <table:table-row table:style-name="Table9.1">
          <table:table-cell table:style-name="Table9.A2" office:value-type="string">
            <text:p text:style-name="P3"><text:span text:style-name="T62">50</text:span></text:p>
            <text:p text:style-name="P3"><text:span text:style-name="T62">2</text:span></text:p>
            <text:p text:style-name="P3"><text:span text:style-name="T62">11 10 5 11 10 20</text:span></text:p>
            <text:p text:style-name="P3"><text:span text:style-name="T62">15 13 16</text:span></text:p>
            <text:p text:style-name="P3"><text:span text:style-name="T62">1500</text:span></text:p>
          </table:table-cell>
          <table:table-cell table:style-name="Table9.B2" office:value-type="string">
            <text:p text:style-name="P3"><text:span text:style-name="T62">Ping!</text:span></text:p>
            <text:p text:style-name="P3"><text:span text:style-name="T62">Bang!</text:span></text:p>
            <text:p text:style-name="P3"><text:span text:style-name="T62">Reloading!</text:span></text:p>
            <text:p text:style-name="P3"><text:span text:style-name="T62">Bang!</text:span></text:p>
            <text:p text:style-name="P3"><text:span text:style-name="T62">Bang!</text:span></text:p>
            <text:p text:style-name="P3"><text:span text:style-name="T62">Reloading!</text:span></text:p>
            <text:p text:style-name="P3"><text:span text:style-name="T62">2 bullets left. Earned $1300</text:span></text:p>
          </table:table-cell>
          <table:table-cell table:style-name="Table9.C2" office:value-type="string">
            <text:p text:style-name="P3">20<text:span text:style-name="T62"> shoots lock </text:span>15<text:span text:style-name="T62"> (</text:span>ping<text:span text:style-name="T62">)</text:span></text:p>
            <text:p text:style-name="P3">10<text:span text:style-name="T62"> shoots lock </text:span>15<text:span text:style-name="T62"> (</text:span>bang<text:span text:style-name="T62">)</text:span></text:p>
            <text:p text:style-name="P3">11<text:span text:style-name="T62"> shoots lock </text:span>13<text:span text:style-name="T62"> (</text:span>bang<text:span text:style-name="T62">)</text:span></text:p>
            <text:p text:style-name="P3"><text:span text:style-name="T7"><text:s/></text:span>5<text:span text:style-name="T62"> shoots lock </text:span>16<text:span text:style-name="T62"> (</text:span>bang<text:span text:style-name="T62">)</text:span></text:p>
            <text:p text:style-name="P5"/>
            <text:p text:style-name="P3"><text:span text:style-name="T62">Bullet cost: 4 * 50 = $200</text:span></text:p>
            <text:p text:style-name="P3"><text:span text:style-name="T62">Earned: 1500 – 200 = $1300</text:span><text:bookmark text:name="_Hlk505101421"/></text:p>
          </table:table-cell>
        </table:table-row>
        <table:table-row table:style-name="Table9.1">
          <table:table-cell table:style-name="Table9.A3" office:value-type="string">
            <text:p text:style-name="P3"><text:bookmark-start text:name="OLE_LINK8"/><text:bookmark-start text:name="OLE_LINK16"/><text:bookmark-start text:name="OLE_LINK9"/><text:span text:style-name="T62">20</text:span></text:p>
            <text:p text:style-name="P3"><text:span text:style-name="T62">6</text:span></text:p>
            <text:p text:style-name="P3"><text:span text:style-name="T62">14 13 12 11 10 5</text:span></text:p>
            <text:p text:style-name="P3"><text:span text:style-name="T62">13 3 11 10</text:span></text:p>
            <text:p text:style-name="P3"><text:span text:style-name="T62">800</text:span><text:bookmark-end text:name="OLE_LINK8"/><text:bookmark-end text:name="OLE_LINK9"/><text:bookmark-end text:name="OLE_LINK16"/></text:p>
          </table:table-cell>
          <table:table-cell table:style-name="Table9.B3" office:value-type="string">
            <text:p text:style-name="P3"><text:span text:style-name="T62">Bang!</text:span></text:p>
            <text:p text:style-name="P3"><text:span text:style-name="T62">Ping!</text:span></text:p>
            <text:p text:style-name="P3"><text:span text:style-name="T62">Ping!</text:span></text:p>
            <text:p text:style-name="P3"><text:span text:style-name="T62">Ping!</text:span></text:p>
            <text:p text:style-name="P3"><text:span text:style-name="T62">Ping!</text:span></text:p>
            <text:p text:style-name="P3"><text:span text:style-name="T62">Ping!</text:span></text:p>
            <text:p text:style-name="P3"><text:span text:style-name="T62">Couldn't get through. Locks left: 3</text:span></text:p>
          </table:table-cell>
          <table:table-cell table:style-name="Table9.C3" office:value-type="string">
            <text:p text:style-name="P3"><text:span text:style-name="T7"><text:s/></text:span>5<text:span text:style-name="T62"> shoots lock </text:span>13<text:span text:style-name="T62"> (</text:span>bang<text:span text:style-name="T62">)</text:span></text:p>
            <text:p text:style-name="P3">10<text:span text:style-name="T62"> shoots lock <text:s/></text:span>3<text:span text:style-name="T62"> (</text:span>ping<text:span text:style-name="T62">)</text:span></text:p>
            <text:p text:style-name="P3">11<text:span text:style-name="T62"> shoots lock <text:s/></text:span>3<text:span text:style-name="T62"> (</text:span>ping<text:span text:style-name="T62">)</text:span></text:p>
            <text:p text:style-name="P3">12<text:span text:style-name="T62"> shoots lock <text:s/></text:span>3<text:span text:style-name="T62"> (</text:span>ping<text:span text:style-name="T62">)</text:span></text:p>
            <text:p text:style-name="P3">13<text:span text:style-name="T62"> shoots lock <text:s/></text:span>3<text:span text:style-name="T62"> (</text:span>ping<text:span text:style-name="T62">)</text:span></text:p>
            <text:p text:style-name="P3">14<text:span text:style-name="T62"> shoots lock <text:s/></text:span>3<text:span text:style-name="T62"> (</text:span>ping<text:span text:style-name="T62">) </text:span><text:bookmark text:name="_Hlk505101742"/></text:p>
          </table:table-cell>
        </table:table-row>
        <table:table-row table:style-name="Table9.1">
          <table:table-cell table:style-name="Table9.A4" office:value-type="string">
            <text:p text:style-name="P3"><text:bookmark-start text:name="OLE_LINK25"/><text:bookmark-start text:name="_Hlk505102988"/><text:bookmark-start text:name="OLE_LINK26"/><text:span text:style-name="T62">33</text:span></text:p>
            <text:p text:style-name="P3"><text:span text:style-name="T62">1</text:span></text:p>
            <text:p text:style-name="P3"><text:span text:style-name="T62">12 11 10</text:span></text:p>
            <text:p text:style-name="P3"><text:span text:style-name="T62">10 20 30</text:span></text:p>
            <text:p text:style-name="P3"><text:span text:style-name="T62">100</text:span><text:bookmark-end text:name="OLE_LINK25"/><text:bookmark-end text:name="OLE_LINK26"/></text:p>
          </table:table-cell>
          <table:table-cell table:style-name="Table9.B4" office:value-type="string">
            <text:p text:style-name="P3"><text:span text:style-name="T62">Bang!</text:span></text:p>
            <text:p text:style-name="P3"><text:span text:style-name="T62">Reloading!</text:span></text:p>
            <text:p text:style-name="P3"><text:span text:style-name="T62">Bang!</text:span></text:p>
            <text:p text:style-name="P3"><text:span text:style-name="T62">Reloading!</text:span></text:p>
            <text:p text:style-name="P3"><text:span text:style-name="T62">Bang!</text:span></text:p>
            <text:p text:style-name="P3"><text:soft-page-break/><text:span text:style-name="T62">0 bullets left. Earned $1</text:span></text:p>
          </table:table-cell>
          <table:table-cell table:style-name="Table9.C4" office:value-type="string">
            <text:p text:style-name="P3">10<text:span text:style-name="T62"> shoots lock </text:span>10<text:span text:style-name="T62"> (</text:span>bang<text:span text:style-name="T62">)</text:span></text:p>
            <text:p text:style-name="P3">11<text:span text:style-name="T62"> shoots lock </text:span>20<text:span text:style-name="T62"> (</text:span>bang<text:span text:style-name="T62">)</text:span></text:p>
            <text:p text:style-name="P3">12<text:span text:style-name="T62"> shoots lock </text:span>30<text:span text:style-name="T62"> (</text:span>bang<text:span text:style-name="T62">)</text:span></text:p>
            <text:p text:style-name="P5"><text:soft-page-break/></text:p>
            <text:p text:style-name="P3"><text:span text:style-name="T62">Bullet cost: 3 * 33 = $99</text:span></text:p>
            <text:p text:style-name="P3"><text:span text:style-name="T62">Earned: 100 – 99 = $1</text:span></text:p>
          </table:table-cell>
        </table:table-row>
      </table:table>
      <text:h text:style-name="P18" text:outline-level="1"><text:bookmark-end text:name="_Hlk505102988"/>10. *Cups and Bottles</text:h>
      <text:p text:style-name="P41">You will be given a <text:span text:style-name="T10">sequence of integers</text:span> – each indicating a <text:span text:style-name="T10">cup's capacity</text:span>. After that you will be given <text:span text:style-name="T10">another sequence of integers</text:span> – a <text:span text:style-name="T10">bottle</text:span> <text:span text:style-name="T10">with</text:span> <text:span text:style-name="T10">water</text:span> in it. Your job is to try to <text:span text:style-name="T10">fill up</text:span> all the cups.</text:p>
      <text:p text:style-name="P41">Filling is done by picking <text:span text:style-name="T10">exactly one</text:span> bottle at a time. You must start picking from <text:span text:style-name="T10">the last received bottle </text:span>and start filling from <text:span text:style-name="T10">the first entered cup</text:span>. If the current bottle has <text:span text:style-name="T10">N </text:span>water, you <text:span text:style-name="T10">give</text:span> the <text:span text:style-name="T10">first entered cup N</text:span> water and <text:span text:style-name="T10">reduce</text:span> its integer value by <text:span text:style-name="T10">N</text:span>.</text:p>
      <text:p text:style-name="P41">When a cup's <text:span text:style-name="T10">integer value</text:span> reaches <text:span text:style-name="T10">0 or less</text:span>, it <text:span text:style-name="T10">gets removed</text:span>. It is <text:span text:style-name="T10">possible</text:span> that the current cup's value is <text:span text:style-name="T10">greater</text:span> than the current bottle's value. <text:span text:style-name="T10">In that case</text:span> you <text:span text:style-name="T10">pick bottles until</text:span> you reduce the cup's integer value to <text:span text:style-name="T10">0 or less</text:span>. If a bottle's value is <text:span text:style-name="T10">greater</text:span> <text:span text:style-name="T10">or equal to</text:span> the cup's <text:span text:style-name="T10">current</text:span> value, you fill up the cup and <text:span text:style-name="T10">the remaining water</text:span> <text:span text:style-name="T10">becomes wasted</text:span>. You should <text:span text:style-name="T10">keep track of the wasted litters of water</text:span> and <text:span text:style-name="T10">print it at the end of the program</text:span>. </text:p>
      <text:p text:style-name="P41">If you <text:span text:style-name="T10">have managed</text:span> to <text:span text:style-name="T10">fill up all the cups</text:span>, print the <text:span text:style-name="T10">remaining water bottles</text:span>, from the <text:span text:style-name="T10">last entered</text:span> <text:span text:style-name="T10">– to the first</text:span>, otherwise you must print the <text:span text:style-name="T10">remaining cups</text:span>, by <text:span text:style-name="T10">order of entrance</text:span> – from the <text:span text:style-name="T10">first entered – to the last</text:span>. </text:p>
      <text:h text:style-name="Heading_20_3" text:outline-level="3">Input</text:h>
      <text:list xml:id="list1886238329" text:style-name="WWNum16">
        <text:list-item>
          <text:p text:style-name="P26">On the <text:span text:style-name="T10">first line</text:span> of input you will receive the integers, representing the <text:span text:style-name="T10">cups' capacity</text:span>, <text:span text:style-name="T10">separated</text:span> by a <text:span text:style-name="T10">single space</text:span>. </text:p>
        </text:list-item>
        <text:list-item>
          <text:p text:style-name="P26">On the <text:span text:style-name="T10">second line </text:span>of input you will receive the integers, representing the <text:span text:style-name="T10">filled</text:span> <text:span text:style-name="T10">bottles</text:span>, <text:span text:style-name="T10">separated</text:span> by a <text:span text:style-name="T10">single space</text:span>.</text:p>
        </text:list-item>
      </text:list>
      <text:h text:style-name="Heading_20_3" text:outline-level="3">Output</text:h>
      <text:list xml:id="list95583194" text:style-name="WWNum17">
        <text:list-item>
          <text:p text:style-name="P27">On the first line of output you must print the remaining bottles, or the remaining cups, depending on the case you are in. Just <text:span text:style-name="T10">keep</text:span> the <text:span text:style-name="T10">orders of printing exactly as specified</text:span>. </text:p>
          <text:list>
            <text:list-item>
              <text:p text:style-name="P27"><text:span text:style-name="T25">"Bottles: {remaining_bottles}"</text:span><text:span text:style-name="T19"> </text:span><text:span text:style-name="T61">or</text:span><text:span text:style-name="T19"> </text:span><text:span text:style-name="T25">"Cups: {remaining_cups}"</text:span></text:p>
            </text:list-item>
          </text:list>
        </text:list-item>
        <text:list-item>
          <text:p text:style-name="P27">On the second line print the wasted litters of water in the following format: <text:span text:style-name="T25">"</text:span><text:span text:style-name="Strong"><text:span text:style-name="T19">Wasted litters of water: {wastedLitters_of_water}."</text:span></text:span></text:p>
        </text:list-item>
      </text:list>
      <text:h text:style-name="Heading_20_3" text:outline-level="3">Constraints</text:h>
      <text:list xml:id="list319222972" text:style-name="WWNum18">
        <text:list-item>
          <text:p text:style-name="P28">All the given numbers will be valid integers in the range <text:span text:style-name="T26">[1, </text:span><text:span text:style-name="T35">10</text:span><text:span text:style-name="T26">00]</text:span>.</text:p>
        </text:list-item>
        <text:list-item>
          <text:p text:style-name="P28"><text:span text:style-name="T16">It is safe to assume that there will be </text:span><text:span text:style-name="T15">NO</text:span><text:span text:style-name="T16"> case in which the water is </text:span><text:span text:style-name="T15">exactly as much</text:span><text:span text:style-name="T16"> as the cups' values, so that at the end there are no cups and no water in the bottles.</text:span></text:p>
        </text:list-item>
      </text:list>
      <text:h text:style-name="Heading_20_3" text:outline-level="3">Examples</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4"><text:span text:style-name="T11">Input</text:span></text:p>
          </table:table-cell>
          <table:table-cell table:style-name="Table10.A1" office:value-type="string">
            <text:p text:style-name="P44"><text:span text:style-name="T11">Output</text:span></text:p>
          </table:table-cell>
          <table:table-cell table:style-name="Table10.A1" office:value-type="string">
            <text:p text:style-name="P44"><text:span text:style-name="T11">Comment</text:span></text:p>
          </table:table-cell>
        </table:table-row>
        <table:table-row table:style-name="Table10.2">
          <table:table-cell table:style-name="Table10.A2" office:value-type="string">
            <text:p text:style-name="P1"><text:span text:style-name="T62">4 2 10 5</text:span></text:p>
            <text:p text:style-name="P1"><text:span text:style-name="T62">3 15 15 11 6</text:span></text:p>
          </table:table-cell>
          <table:table-cell table:style-name="Table10.B2" office:value-type="string">
            <text:p text:style-name="P1"><text:span text:style-name="T62">Bottles: 3</text:span></text:p>
            <text:p text:style-name="P1"><text:bookmark-start text:name="OLE_LINK1"/><text:span text:style-name="T62">Wasted litters of water</text:span><text:bookmark-end text:name="OLE_LINK1"/><text:span text:style-name="T62">: 26</text:span></text:p>
          </table:table-cell>
          <table:table-cell table:style-name="Table10.C2" office:value-type="string">
            <text:p text:style-name="P1"><text:span text:style-name="T59">We take the first entered cup and the last entered bottle, as it is described in the condition.</text:span></text:p>
            <text:p text:style-name="P6"/>
            <text:p text:style-name="P1"><text:span text:style-name="T59">6 – 4 = 2 – we have 2 more so the wasted </text:span><text:soft-page-break/><text:span text:style-name="T59">water becomes 2.</text:span></text:p>
            <text:p text:style-name="P6"/>
            <text:p text:style-name="P1"><text:span text:style-name="T59">11 – 2 = 9 – </text:span><text:span text:style-name="T62">again, it is more, so we add it to the previous amount, which is 2 and it becomes 11.</text:span></text:p>
            <text:p text:style-name="P4"/>
            <text:p text:style-name="P1"><text:span text:style-name="T59">15 – 10 = 5 – wasted water becomes 16.</text:span></text:p>
            <text:p text:style-name="P6"/>
            <text:p text:style-name="P1"><text:span text:style-name="T59">15 – 5 = 10 – wasted water becomes 26.</text:span></text:p>
            <text:p text:style-name="P6"/>
            <text:p text:style-name="P1"><text:span text:style-name="T59">We've managed to fill up all of the cups, so we print the remaining bottles and the total amount of wasted water.</text:span></text:p>
          </table:table-cell>
        </table:table-row>
        <table:table-row table:style-name="Table10.2">
          <table:table-cell table:style-name="Table10.A3" office:value-type="string">
            <text:p text:style-name="P1"><text:span text:style-name="T65">1 5 28 1 4</text:span></text:p>
            <text:p text:style-name="P1"><text:span text:style-name="T65">3 18 1 9 30 4 5</text:span></text:p>
          </table:table-cell>
          <table:table-cell table:style-name="Table10.B3" office:value-type="string">
            <text:p text:style-name="P1"><text:span text:style-name="T62">Cups: 4</text:span></text:p>
            <text:p text:style-name="P1"><text:span text:style-name="T62">Wasted litters of water: 35</text:span></text:p>
          </table:table-cell>
          <table:table-cell table:style-name="Table10.C3" office:value-type="string">
            <text:p text:style-name="P7"/>
          </table:table-cell>
        </table:table-row>
        <table:table-row table:style-name="Table10.2">
          <table:table-cell table:style-name="Table10.A4" office:value-type="string">
            <text:p text:style-name="P1"><text:span text:style-name="T65">10 20 30 40 50</text:span></text:p>
            <text:p text:style-name="P1"><text:span text:style-name="T65">20 11</text:span></text:p>
          </table:table-cell>
          <table:table-cell table:style-name="Table10.B4" office:value-type="string">
            <text:p text:style-name="P1"><text:span text:style-name="T62">Cups: 30 40 50</text:span></text:p>
            <text:p text:style-name="P1"><text:span text:style-name="T62">Wasted litters of water: 1</text:span></text:p>
          </table:table-cell>
          <table:table-cell table:style-name="Table10.C4" office:value-type="string">
            <text:p text:style-name="P7"/>
          </table:table-cell>
        </table:table-row>
      </table:table>
      <text:p text:style-name="P42"/>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alibri2" svg:font-family="Calibri"/>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41cm" fo:margin-bottom="0.212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fo:margin-top="0cm" fo:margin-bottom="0.353cm" loext:contextual-spacing="false"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53cm" fo:margin-bottom="0.071cm" loext:contextual-spacing="false" fo:keep-together="always" fo:keep-with-next="always"/>
      <style:text-properties fo:color="#642d08"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1" style:class="text">
      <style:paragraph-properties fo:margin-top="0.353cm" fo:margin-bottom="0.071cm" loext:contextual-spacing="false" fo:keep-together="always" fo:keep-with-next="always"/>
      <style:text-properties fo:color="#7c380a"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212cm" fo:margin-bottom="0.071cm" loext:contextual-spacing="false" fo:keep-together="always" fo:keep-with-next="always"/>
      <style:text-properties fo:color="#8f400b"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212cm" fo:margin-bottom="0.071cm" loext:contextual-spacing="false" fo:keep-together="always" fo:keep-with-next="always"/>
      <style:text-properties fo:color="#a34a0d"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cm" loext:contextual-spacing="false" fo:keep-together="always" fo:keep-with-next="always"/>
      <style:text-properties fo:color="#b2500e" fo:font-weight="bold"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141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141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141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141cm" fo:margin-bottom="0.212cm" loext:contextual-spacing="true" fo:text-indent="0cm" style:auto-text-indent="false"/>
    </style:style>
    <style:style style:name="Code" style:family="paragraph" style:parent-style-name="Standard" style:default-outline-level="">
      <style:text-properties style:font-name="Consolas" fo:font-family="Consolas" style:font-family-generic="roman" style:font-pitch="variable" fo:font-weight="bold" style:font-weight-asian="bold"/>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642d08"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7c380a"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_20_Char" style:display-name="Heading 4 Char" style:family="text" style:parent-style-name="Default_20_Paragraph_20_Font">
      <style:text-properties fo:color="#a34a0d"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font-weight="bold"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style>
    <style:style style:name="Code_20_Char" style:display-name="Code Char" style:family="text" style:parent-style-name="Default_20_Paragraph_20_Font">
      <style:text-properties style:font-name="Consolas" fo:font-family="Consolas" style:font-family-generic="roman" style:font-pitch="variable" fo:font-weight="bold" style:font-weight-asian="bold"/>
    </style:style>
    <style:style style:name="_5f_tgc" style:display-name="_tgc" style:family="text" style:parent-style-name="Default_20_Paragraph_20_Font"/>
    <style:style style:name="List_20_Paragraph_20_Char" style:display-name="List Paragraph Char" style:family="text" style:parent-style-name="Default_20_Paragraph_20_Font"/>
    <style:style style:name="Unresolved_20_Mention1" style:display-name="Unresolved Mention1"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60"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6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P2" style:family="paragraph" style:parent-style-name="Frame_20_contents">
      <style:paragraph-properties fo:margin-top="0cm" fo:margin-bottom="0cm" loext:contextual-spacing="false" fo:line-height="100%"/>
      <style:text-properties fo:color="#000000"/>
    </style:style>
    <style:style style:name="MP3" style:family="paragraph">
      <loext:graphic-properties draw:fill="none"/>
      <style:paragraph-properties fo:text-align="start"/>
      <style:text-properties fo:color="#000000" fo:font-size="18pt"/>
    </style:style>
    <style:style style:name="MP4" style:family="paragraph" style:parent-style-name="Frame_20_contents">
      <style:paragraph-properties fo:margin-top="0.071cm" fo:margin-bottom="0.176cm" loext:contextual-spacing="false" fo:line-height="100%"/>
    </style:style>
    <style:style style:name="MP5" style:family="paragraph" style:parent-style-name="Frame_20_contents">
      <style:paragraph-properties fo:margin-left="1cm" fo:margin-right="0cm" fo:line-height="100%" fo:text-indent="0.501cm" style:auto-text-indent="false"/>
    </style:style>
    <style:style style:name="MP6" style:family="paragraph">
      <loext:graphic-properties draw:fill="none"/>
      <style:paragraph-properties fo:text-align="start"/>
      <style:text-properties fo:font-size="18pt"/>
    </style:style>
    <style:style style:name="MP7" style:family="paragraph" style:parent-style-name="Frame_20_contents">
      <style:paragraph-properties fo:margin-top="0.141cm" fo:margin-bottom="0cm" loext:contextual-spacing="false" fo:line-height="100%" fo:text-align="end" style:justify-single-word="false"/>
      <style:text-properties fo:color="#000000"/>
    </style:style>
    <style:style style:name="MT1" style:family="text">
      <style:text-properties fo:font-size="8.5pt" style:font-size-asian="8.5pt" style:font-size-complex="8.5pt"/>
    </style:style>
    <style:style style:name="MT2" style:family="text">
      <style:text-properties fo:color="#0882de" fo:font-size="8.5pt" style:font-size-asian="8.5pt" style:font-size-complex="8.5pt"/>
    </style:style>
    <style:style style:name="MT3" style:family="text">
      <style:text-properties fo:font-size="9pt" fo:language="bg" fo:country="BG" style:font-size-asian="9pt" style:font-size-complex="9pt"/>
    </style:style>
    <style:style style:name="MT4" style:family="text">
      <style:text-properties fo:font-size="9pt" style:font-size-asian="9pt" style:font-size-complex="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2cm, -0.025cm, -0.012cm, -0.025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18cm" draw:fill="none" draw:textarea-vertical-align="middle" draw:auto-grow-height="false" fo:min-height="0.46cm" fo:min-width="1.369cm" fo:padding-top="0cm" fo:padding-bottom="0cm" fo:padding-left="0.049cm" fo:padding-right="0cm" fo:wrap-option="wrap" fo:margin-left="0cm" fo:margin-right="0.012cm" fo:margin-top="0cm" fo:margin-bottom="0.0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parent-style-name="Frame">
      <style:graphic-properties draw:stroke="none" svg:stroke-width="0.026cm" draw:stroke-linejoin="miter" draw:fill="none" draw:textarea-vertical-align="top" draw:auto-grow-height="false" fo:min-height="1.259cm" fo:min-width="14.416cm" fo:padding-top="0.12cm" fo:padding-bottom="0.049cm" fo:padding-left="0.049cm" fo:padding-right="0.049cm" fo:wrap-option="wrap" fo:margin-left="0cm" fo:margin-right="0cm" fo:margin-top="0cm" fo:margin-bottom="0.00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984807" svg:stroke-linecap="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parent-style-name="Frame">
      <style:graphic-properties draw:stroke="none" svg:stroke-width="0.018cm" draw:fill="none" draw:textarea-vertical-align="middle" draw:auto-grow-height="false" fo:min-height="0.563cm" fo:min-width="2.503cm" fo:padding-top="0cm" fo:padding-bottom="0cm" fo:padding-left="0cm" fo:padding-right="0cm" fo:wrap-option="wrap" fo:margin-left="0cm" fo:margin-right="0.039cm" fo:margin-top="0cm" fo:margin-bottom="0.02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cm" fo:margin-bottom="1.401cm" fo:margin-left="1.3cm" fo:margin-right="1.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499cm" fo:margin-left="0cm" fo:margin-right="0cm" fo:margin-top="0.399cm" style:dynamic-spacing="true"/>
      </style:footer-style>
    </style:page-layout>
  </office:automatic-styles>
  <office:master-styles>
    <style:master-page style:name="Standard" style:page-layout-name="Mpm1">
      <style:header>
        <text:p text:style-name="MP1"/>
      </style:header>
      <style:footer>
        <text:p text:style-name="Footer"><draw:custom-shape text:anchor-type="paragraph" draw:z-index="29" draw:name="Text Box 6" draw:style-name="Mgr1" draw:text-style-name="MP3" svg:width="1.417cm" svg:height="0.459cm" svg:x="3.875cm" svg:y="0.99cm"><text:p text:style-name="MP2"><text:span text:style-name="MT1">Follow us:</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 draw:name="Text Box 16" draw:style-name="Mgr2" draw:text-style-name="MP6" svg:width="14.514cm" svg:height="1.428cm" svg:x="3.845cm" svg:y="0.247cm"><text:p text:style-name="MP4"><text:span text:style-name="MT1">© SoftUni – </text:span><text:a xlink:type="simple" xlink:href="https://about.softuni.bg/" text:style-name="Internet_20_link" text:visited-style-name="Visited_20_Internet_20_Link"><text:span text:style-name="MT2">about.softuni.bg</text:span></text:a><text:span text:style-name="MT1">. Copyrighted document. Unauthorized copy, reproduction or use is not permitted.</text:span><text:bookmark text:name="_Hlk24191091"/></text:p><text:p text:style-name="MP5"><draw:a xlink:type="simple" xlink:href="https://softuni.org"><draw:frame draw:style-name="Mfr1" draw:name="Picture 3" text:anchor-type="as-char" svg:width="0.499cm" svg:height="0.499cm" draw:z-index="79"><draw:image xlink:href="Pictures/100002000000018E0000018E9B17934BFEDEB713.png" xlink:type="simple" xlink:show="embed" xlink:actuate="onLoad" loext:mime-type="image/png"/></draw:frame></draw:a><text:span text:style-name="MT3"><text:s text:c="3"/></text:span><draw:a xlink:type="simple" xlink:href="https://softuni.bg"><draw:frame draw:style-name="Mfr1" draw:name="Picture 2" text:anchor-type="as-char" svg:width="0.499cm" svg:height="0.499cm" draw:z-index="89"><draw:image xlink:href="Pictures/100002010000018E0000018EC9DB196993F48FF8.png" xlink:type="simple" xlink:show="embed" xlink:actuate="onLoad" loext:mime-type="image/png"/></draw:frame></draw:a><text:span text:style-name="MT3"><text:s text:c="3"/></text:span><draw:a xlink:type="simple" xlink:href="https://www.facebook.com/softuni.org"><draw:frame draw:style-name="Mfr1" draw:name="Picture 5" text:anchor-type="as-char" svg:width="0.499cm" svg:height="0.499cm" draw:z-index="99"><draw:image xlink:href="Pictures/10000200000000940000009494BE3DF36D913358.png" xlink:type="simple" xlink:show="embed" xlink:actuate="onLoad" loext:mime-type="image/png"/><svg:title>Software University @ Facebook</svg:title></draw:frame></draw:a><text:span text:style-name="MT4"><text:s text:c="3"/></text:span><draw:a xlink:type="simple" xlink:href="https://www.instagram.com/softuni_org"><draw:frame draw:style-name="Mfr1" draw:name="Picture 20" text:anchor-type="as-char" svg:width="0.499cm" svg:height="0.499cm" draw:z-index="109"><draw:image xlink:href="Pictures/10000201000000B4000000B47E8E605369B4AD74.png" xlink:type="simple" xlink:show="embed" xlink:actuate="onLoad" loext:mime-type="image/png"/></draw:frame></draw:a><text:span text:style-name="MT4"><text:s text:c="3"/></text:span><draw:a xlink:type="simple" xlink:href="https://twitter.com/SoftUni1"><draw:frame draw:style-name="Mfr1" draw:name="Picture 7" text:anchor-type="as-char" svg:width="0.499cm" svg:height="0.499cm" draw:z-index="119"><draw:image xlink:href="Pictures/100002000000009400000094FF9C629B0A21EB6B.png" xlink:type="simple" xlink:show="embed" xlink:actuate="onLoad" loext:mime-type="image/png"/><svg:title>Software University @ Twitter</svg:title></draw:frame></draw:a><text:span text:style-name="MT4"><text:s text:c="2"/></text:span><draw:a xlink:type="simple" xlink:href="https://www.youtube.com/channel/UCqvOk8tYzfRS-eDy4vs3UyA"><draw:frame draw:style-name="Mfr1" draw:name="Picture 17" text:anchor-type="as-char" svg:width="0.499cm" svg:height="0.499cm" draw:z-index="129"><draw:image xlink:href="Pictures/1000020000000094000000947DB86A748DA0E575.png" xlink:type="simple" xlink:show="embed" xlink:actuate="onLoad" loext:mime-type="image/png"/><svg:title>Software University @ YouTube</svg:title></draw:frame></draw:a><text:span text:style-name="MT4"><text:s text:c="3"/></text:span><draw:a xlink:type="simple" xlink:href="https://www.linkedin.com/company/softuni/"><draw:frame draw:style-name="Mfr2" draw:name="Picture 21" text:anchor-type="as-char" svg:width="0.499cm" svg:height="0.499cm" draw:z-index="139"><draw:image xlink:href="Pictures/10000200000001CC000001CC95554CAA563BBDB3.png" xlink:type="simple" xlink:show="embed" xlink:actuate="onLoad" loext:mime-type="image/png"/></draw:frame></draw:a><text:span text:style-name="MT4"><text:s text:c="3"/></text:span><draw:a xlink:type="simple" xlink:href="https://github.com/SoftUni"><draw:frame draw:style-name="Mfr1" draw:name="Picture 22" text:anchor-type="as-char" svg:width="0.499cm" svg:height="0.499cm" draw:z-index="149"><draw:image xlink:href="Pictures/10000200000001A50000019704DF51BFADCAB813.png" xlink:type="simple" xlink:show="embed" xlink:actuate="onLoad" loext:mime-type="image/png"/></draw:frame></draw:a><text:span text:style-name="MT4"><text:s text:c="3"/></text:span><draw:a xlink:type="simple" xlink:href="mailto:info@softuni.org"><draw:frame draw:style-name="Mfr1" draw:name="Picture 23" text:anchor-type="as-char" svg:width="0.499cm" svg:height="0.499cm" draw:z-index="159"><draw:image xlink:href="Pictures/100002000000009400000094D7FA82AB7332F3FA.png" xlink:type="simple" xlink:show="embed" xlink:actuate="onLoad" loext:mime-type="image/png"/><svg:title>Software University: Email Us</svg:title></draw:frame></draw:a></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9" draw:name="Straight Connector 19" draw:style-name="Mgr3" draw:text-style-name="MP6" svg:x1="-0.002cm" svg:y1="0.183cm" svg:x2="18.372cm" svg:y2="0.183cm"><text:p/></draw:line><draw:custom-shape text:anchor-type="paragraph" draw:z-index="39" draw:name="Text Box 4" draw:style-name="Mgr4" draw:text-style-name="MP3" svg:width="2.502cm" svg:height="0.562cm" svg:x="15.686cm" svg:y="0.951cm"><text:p text:style-name="MP7"><text:span text:style-name="MT4">Page </text:span><text:span text:style-name="MT4"><text:page-number text:select-page="current">10</text:page-number></text:span><text:span text:style-name="MT4"><text:s/>of </text:span><text:span text:style-name="MT4"><text:page-count>10</text:page-count></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a xlink:type="simple" xlink:href="https://softuni.org"><draw:frame draw:style-name="Mfr3" draw:name="Picture 1" text:anchor-type="char" svg:x="-0.03cm" svg:y="0.392cm" svg:width="3.48cm" svg:height="1.201cm" draw:z-index="49"><draw:image xlink:href="Pictures/10000200000002F4000001063AA486326BFA75E9.png" xlink:type="simple" xlink:show="embed" xlink:actuate="onLoad" loext:mime-type="image/png"/></draw:frame></draw:a></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ython Afvanced - Lists as Stacks and Queues</dc:title>
    <dc:subject>Python Advanced – Practical Training Course @ SoftUni</dc:subject>
    <meta:initial-creator>Software University</meta:initial-creator>
    <meta:keyword>python</meta:keyword>
    <meta:keyword>advanaced</meta:keyword>
    <meta:keyword>python</meta:keyword>
    <meta:keyword>Soft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 SoftUni – https://about.softuni.bg
© Software University – https://softuni.bg

Copyrighted document. Unauthorized copy, reproduction or use is not permitted.</dc:description>
    <dc:creator>Aleksandra Raykova</dc:creator>
    <meta:editing-cycles>22</meta:editing-cycles>
    <meta:print-date>2015-10-26T22:35:00</meta:print-date>
    <meta:creation-date>2019-11-12T12:29:00</meta:creation-date>
    <dc:date>2021-06-02T08:33:00</dc:date>
    <meta:editing-duration>PT12H7M</meta:editing-duration>
    <meta:generator>LibreOffice/6.4.7.2$Linux_X86_64 LibreOffice_project/40$Build-2</meta:generator>
    <meta:document-statistic meta:table-count="10" meta:image-count="10" meta:object-count="0" meta:page-count="10" meta:paragraph-count="350" meta:word-count="3209" meta:character-count="16697" meta:non-whitespace-character-count="13815"/>
    <meta:user-defined meta:name="AppVersion">16.0000</meta:user-defined>
    <meta:user-defined meta:name="Company">SoftUni – https://about.softuni.b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education;software engineering;software development</meta:user-defined>
    <meta:template xlink:type="simple" xlink:actuate="onRequest" xlink:title="Normal.dotm" xlink:href=""/>
  </office:meta>
</office:document-meta>
</file>